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sans-serif" svg:font-family="sans-serif, Arial"/>
    <style:font-face style:name="FreeSans1" svg:font-family="FreeSans" style:font-family-generic="roman"/>
    <style:font-face style:name="Cambria" svg:font-family="Cambria" style:font-pitch="variable"/>
    <style:font-face style:name="Courier New" svg:font-family="'Courier New'" style:font-pitch="variable"/>
    <style:font-face style:name="Symbol" svg:font-family="Symbol"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64in" table:align="left" style:writing-mode="lr-tb"/>
    </style:style>
    <style:style style:name="Table1.A" style:family="table-column">
      <style:table-column-properties style:column-width="0.7292in"/>
    </style:style>
    <style:style style:name="Table1.B" style:family="table-column">
      <style:table-column-properties style:column-width="0.7639in"/>
    </style:style>
    <style:style style:name="Table1.C" style:family="table-column">
      <style:table-column-properties style:column-width="5.4333in"/>
    </style:style>
    <style:style style:name="Table1.1" style:family="table-row">
      <style:table-row-properties fo:keep-together="auto"/>
    </style:style>
    <style:style style:name="Table1.A1" style:family="table-cell">
      <style:table-cell-properties style:vertical-align="top" fo:background-color="#f2f2f2" fo:padding="0.0194in" fo:border-left="0.1pt solid #c0c0c0" fo:border-right="none" fo:border-top="0.1pt solid #c0c0c0" fo:border-bottom="0.1pt solid #c0c0c0" style:writing-mode="lr-tb">
        <style:background-image/>
      </style:table-cell-properties>
    </style:style>
    <style:style style:name="Table1.C1" style:family="table-cell">
      <style:table-cell-properties style:vertical-align="top" fo:background-color="#f2f2f2" fo:padding="0.0194in" fo:border="0.1pt solid #c0c0c0" style:writing-mode="lr-tb">
        <style:background-image/>
      </style:table-cell-properties>
    </style:style>
    <style:style style:name="Table1.A2" style:family="table-cell">
      <style:table-cell-properties style:vertical-align="top" fo:padding="0.0194in" fo:border-left="0.1pt solid #c0c0c0" fo:border-right="none" fo:border-top="0.1pt solid #c0c0c0" fo:border-bottom="0.1pt solid #c0c0c0" style:writing-mode="lr-tb"/>
    </style:style>
    <style:style style:name="Table1.B2" style:family="table-cell">
      <style:table-cell-properties style:vertical-align="top" fo:padding="0.0194in" fo:border-left="0.1pt solid #c0c0c0" fo:border-right="none" fo:border-top="0.1pt solid #c0c0c0" fo:border-bottom="0.1pt solid #c0c0c0" style:writing-mode="lr-tb"/>
    </style:style>
    <style:style style:name="Table1.C2" style:family="table-cell">
      <style:table-cell-properties style:vertical-align="top" fo:padding="0.0194in" fo:border="0.1pt solid #c0c0c0" style:writing-mode="lr-tb"/>
    </style:style>
    <style:style style:name="Table1.A3" style:family="table-cell">
      <style:table-cell-properties style:vertical-align="top" fo:padding="0.0194in" fo:border-left="0.1pt solid #c0c0c0" fo:border-right="none" fo:border-top="none" fo:border-bottom="0.1pt solid #c0c0c0" style:writing-mode="lr-tb"/>
    </style:style>
    <style:style style:name="Table1.B3" style:family="table-cell">
      <style:table-cell-properties style:vertical-align="top" fo:padding="0.0194in" fo:border-left="0.1pt solid #c0c0c0" fo:border-right="none" fo:border-top="none" fo:border-bottom="0.1pt solid #c0c0c0" style:writing-mode="lr-tb"/>
    </style:style>
    <style:style style:name="Table1.C3" style:family="table-cell">
      <style:table-cell-properties style:vertical-align="top" fo:padding="0.0194in" fo:border-left="0.1pt solid #c0c0c0" fo:border-right="0.1pt solid #c0c0c0" fo:border-top="none" fo:border-bottom="0.1pt solid #c0c0c0" style:writing-mode="lr-tb"/>
    </style:style>
    <style:style style:name="Table1.A4" style:family="table-cell">
      <style:table-cell-properties style:vertical-align="top" fo:padding="0.0194in" fo:border-left="0.1pt solid #c0c0c0" fo:border-right="none" fo:border-top="none" fo:border-bottom="0.1pt solid #c0c0c0" style:writing-mode="lr-tb"/>
    </style:style>
    <style:style style:name="Table1.B4" style:family="table-cell">
      <style:table-cell-properties style:vertical-align="top" fo:padding="0.0194in" fo:border-left="0.1pt solid #c0c0c0" fo:border-right="none" fo:border-top="none" fo:border-bottom="0.1pt solid #c0c0c0" style:writing-mode="lr-tb"/>
    </style:style>
    <style:style style:name="Table1.C4" style:family="table-cell">
      <style:table-cell-properties style:vertical-align="top" fo:padding="0.0194in" fo:border-left="0.1pt solid #c0c0c0" fo:border-right="0.1pt solid #c0c0c0" fo:border-top="none" fo:border-bottom="0.1pt solid #c0c0c0" style:writing-mode="lr-tb"/>
    </style:style>
    <style:style style:name="Table1.A5" style:family="table-cell">
      <style:table-cell-properties style:vertical-align="top" fo:padding="0.0194in" fo:border-left="0.1pt solid #c0c0c0" fo:border-right="none" fo:border-top="none" fo:border-bottom="0.1pt solid #c0c0c0" style:writing-mode="lr-tb"/>
    </style:style>
    <style:style style:name="Table1.B5" style:family="table-cell">
      <style:table-cell-properties style:vertical-align="top" fo:padding="0.0194in" fo:border-left="0.1pt solid #c0c0c0" fo:border-right="none" fo:border-top="none" fo:border-bottom="0.1pt solid #c0c0c0" style:writing-mode="lr-tb"/>
    </style:style>
    <style:style style:name="Table1.C5" style:family="table-cell">
      <style:table-cell-properties style:vertical-align="top" fo:padding="0.0194in" fo:border-left="0.1pt solid #c0c0c0" fo:border-right="0.1pt solid #c0c0c0" fo:border-top="none" fo:border-bottom="0.1pt solid #c0c0c0" style:writing-mode="lr-tb"/>
    </style:style>
    <style:style style:name="Table1.A6" style:family="table-cell">
      <style:table-cell-properties style:vertical-align="top" fo:padding="0.0194in" fo:border-left="0.1pt solid #c0c0c0" fo:border-right="none" fo:border-top="none" fo:border-bottom="0.1pt solid #c0c0c0" style:writing-mode="lr-tb"/>
    </style:style>
    <style:style style:name="Table1.B6" style:family="table-cell">
      <style:table-cell-properties style:vertical-align="top" fo:padding="0.0194in" fo:border-left="0.1pt solid #c0c0c0" fo:border-right="none" fo:border-top="none" fo:border-bottom="0.1pt solid #c0c0c0" style:writing-mode="lr-tb"/>
    </style:style>
    <style:style style:name="Table1.C6" style:family="table-cell">
      <style:table-cell-properties style:vertical-align="top" fo:padding="0.0194in" fo:border-left="0.1pt solid #c0c0c0" fo:border-right="0.1pt solid #c0c0c0" fo:border-top="none" fo:border-bottom="0.1pt solid #c0c0c0" style:writing-mode="lr-tb"/>
    </style:style>
    <style:style style:name="Table1.A7" style:family="table-cell">
      <style:table-cell-properties style:vertical-align="top" fo:padding="0.0194in" fo:border-left="0.1pt solid #c0c0c0" fo:border-right="none" fo:border-top="none" fo:border-bottom="0.1pt solid #c0c0c0" style:writing-mode="lr-tb"/>
    </style:style>
    <style:style style:name="Table1.B7" style:family="table-cell">
      <style:table-cell-properties style:vertical-align="top" fo:padding="0.0194in" fo:border-left="0.1pt solid #c0c0c0" fo:border-right="none" fo:border-top="none" fo:border-bottom="0.1pt solid #c0c0c0" style:writing-mode="lr-tb"/>
    </style:style>
    <style:style style:name="Table1.C7" style:family="table-cell">
      <style:table-cell-properties style:vertical-align="top" fo:padding="0.0194in" fo:border-left="0.1pt solid #c0c0c0" fo:border-right="0.1pt solid #c0c0c0" fo:border-top="none" fo:border-bottom="0.1pt solid #c0c0c0" style:writing-mode="lr-tb"/>
    </style:style>
    <style:style style:name="Table1.A8" style:family="table-cell">
      <style:table-cell-properties style:vertical-align="top" fo:padding="0.0194in" fo:border-left="0.1pt solid #c0c0c0" fo:border-right="none" fo:border-top="none" fo:border-bottom="0.1pt solid #c0c0c0" style:writing-mode="lr-tb"/>
    </style:style>
    <style:style style:name="Table1.B8" style:family="table-cell">
      <style:table-cell-properties style:vertical-align="top" fo:padding="0.0194in" fo:border-left="0.1pt solid #c0c0c0" fo:border-right="none" fo:border-top="none" fo:border-bottom="0.1pt solid #c0c0c0" style:writing-mode="lr-tb"/>
    </style:style>
    <style:style style:name="Table1.C8" style:family="table-cell">
      <style:table-cell-properties style:vertical-align="top" fo:padding="0.0194in" fo:border-left="0.1pt solid #c0c0c0" fo:border-right="0.1pt solid #c0c0c0" fo:border-top="none" fo:border-bottom="0.1pt solid #c0c0c0" style:writing-mode="lr-tb"/>
    </style:style>
    <style:style style:name="Table1.A9" style:family="table-cell">
      <style:table-cell-properties style:vertical-align="top" fo:padding="0.0194in" fo:border-left="0.1pt solid #c0c0c0" fo:border-right="none" fo:border-top="none" fo:border-bottom="0.1pt solid #c0c0c0" style:writing-mode="lr-tb"/>
    </style:style>
    <style:style style:name="Table1.B9" style:family="table-cell">
      <style:table-cell-properties style:vertical-align="top" fo:padding="0.0194in" fo:border-left="0.1pt solid #c0c0c0" fo:border-right="none" fo:border-top="none" fo:border-bottom="0.1pt solid #c0c0c0" style:writing-mode="lr-tb"/>
    </style:style>
    <style:style style:name="Table1.C9" style:family="table-cell">
      <style:table-cell-properties style:vertical-align="top" fo:padding="0.0194in" fo:border-left="0.1pt solid #c0c0c0" fo:border-right="0.1pt solid #c0c0c0" fo:border-top="none" fo:border-bottom="0.1pt solid #c0c0c0" style:writing-mode="lr-tb"/>
    </style:style>
    <style:style style:name="Table1.A10" style:family="table-cell">
      <style:table-cell-properties style:vertical-align="top" fo:padding="0.0194in" fo:border-left="0.1pt solid #c0c0c0" fo:border-right="none" fo:border-top="none" fo:border-bottom="0.1pt solid #c0c0c0" style:writing-mode="lr-tb"/>
    </style:style>
    <style:style style:name="Table1.B10" style:family="table-cell">
      <style:table-cell-properties style:vertical-align="top" fo:padding="0.0194in" fo:border-left="0.1pt solid #c0c0c0" fo:border-right="none" fo:border-top="none" fo:border-bottom="0.1pt solid #c0c0c0" style:writing-mode="lr-tb"/>
    </style:style>
    <style:style style:name="Table1.C10" style:family="table-cell">
      <style:table-cell-properties style:vertical-align="top" fo:padding="0.0194in" fo:border-left="0.1pt solid #c0c0c0" fo:border-right="0.1pt solid #c0c0c0" fo:border-top="none" fo:border-bottom="0.1pt solid #c0c0c0" style:writing-mode="lr-tb"/>
    </style:style>
    <style:style style:name="Table1.A11" style:family="table-cell">
      <style:table-cell-properties style:vertical-align="top" fo:padding="0.0194in" fo:border-left="0.1pt solid #c0c0c0" fo:border-right="none" fo:border-top="0.1pt solid #c0c0c0" fo:border-bottom="0.1pt solid #c0c0c0" style:writing-mode="lr-tb"/>
    </style:style>
    <style:style style:name="Table1.B11" style:family="table-cell">
      <style:table-cell-properties style:vertical-align="top" fo:padding="0.0194in" fo:border-left="0.1pt solid #c0c0c0" fo:border-right="none" fo:border-top="0.1pt solid #c0c0c0" fo:border-bottom="0.1pt solid #c0c0c0" style:writing-mode="lr-tb"/>
    </style:style>
    <style:style style:name="Table1.C11" style:family="table-cell">
      <style:table-cell-properties style:vertical-align="top" fo:padding="0.0194in" fo:border="0.1pt solid #c0c0c0" style:writing-mode="lr-tb"/>
    </style:style>
    <style:style style:name="Table1.A12" style:family="table-cell">
      <style:table-cell-properties style:vertical-align="top" fo:padding="0.0194in" fo:border-left="0.1pt solid #c0c0c0" fo:border-right="none" fo:border-top="0.1pt solid #c0c0c0" fo:border-bottom="0.1pt solid #c0c0c0" style:writing-mode="lr-tb"/>
    </style:style>
    <style:style style:name="Table1.B12" style:family="table-cell">
      <style:table-cell-properties style:vertical-align="top" fo:padding="0.0194in" fo:border-left="0.1pt solid #c0c0c0" fo:border-right="none" fo:border-top="0.1pt solid #c0c0c0" fo:border-bottom="0.1pt solid #c0c0c0" style:writing-mode="lr-tb"/>
    </style:style>
    <style:style style:name="Table1.C12" style:family="table-cell">
      <style:table-cell-properties style:vertical-align="top" fo:padding="0.0194in" fo:border="0.1pt solid #c0c0c0" style:writing-mode="lr-tb"/>
    </style:style>
    <style:style style:name="Table1.A13" style:family="table-cell">
      <style:table-cell-properties style:vertical-align="top" fo:padding="0.0194in" fo:border-left="0.1pt solid #c0c0c0" fo:border-right="none" fo:border-top="0.1pt solid #c0c0c0" fo:border-bottom="0.1pt solid #c0c0c0" style:writing-mode="lr-tb"/>
    </style:style>
    <style:style style:name="Table1.B13" style:family="table-cell">
      <style:table-cell-properties style:vertical-align="top" fo:padding="0.0194in" fo:border-left="0.1pt solid #c0c0c0" fo:border-right="none" fo:border-top="0.1pt solid #c0c0c0" fo:border-bottom="0.1pt solid #c0c0c0" style:writing-mode="lr-tb"/>
    </style:style>
    <style:style style:name="Table1.C13" style:family="table-cell">
      <style:table-cell-properties style:vertical-align="top" fo:padding="0.0194in" fo:border="0.1pt solid #c0c0c0" style:writing-mode="lr-tb"/>
    </style:style>
    <style:style style:name="Table1.14" style:family="table-row">
      <style:table-row-properties style:min-row-height="0.2708in" fo:keep-together="auto"/>
    </style:style>
    <style:style style:name="Table1.A14" style:family="table-cell">
      <style:table-cell-properties style:vertical-align="top" fo:padding="0.0194in" fo:border-left="0.1pt solid #c0c0c0" fo:border-right="none" fo:border-top="0.1pt solid #c0c0c0" fo:border-bottom="0.1pt solid #c0c0c0" style:writing-mode="lr-tb"/>
    </style:style>
    <style:style style:name="Table1.B14" style:family="table-cell">
      <style:table-cell-properties style:vertical-align="top" fo:padding="0.0194in" fo:border-left="0.1pt solid #c0c0c0" fo:border-right="none" fo:border-top="0.1pt solid #c0c0c0" fo:border-bottom="0.1pt solid #c0c0c0" style:writing-mode="lr-tb"/>
    </style:style>
    <style:style style:name="Table1.C14" style:family="table-cell">
      <style:table-cell-properties style:vertical-align="top" fo:padding="0.0194in" fo:border="0.1pt solid #c0c0c0" style:writing-mode="lr-tb"/>
    </style:style>
    <style:style style:name="Table2" style:family="table">
      <style:table-properties style:width="4.1903in" table:align="left" style:writing-mode="lr-tb"/>
    </style:style>
    <style:style style:name="Table2.A" style:family="table-column">
      <style:table-column-properties style:column-width="0.4451in"/>
    </style:style>
    <style:style style:name="Table2.B" style:family="table-column">
      <style:table-column-properties style:column-width="0.2215in"/>
    </style:style>
    <style:style style:name="Table2.D" style:family="table-column">
      <style:table-column-properties style:column-width="0.241in"/>
    </style:style>
    <style:style style:name="Table2.H" style:family="table-column">
      <style:table-column-properties style:column-width="0.2389in"/>
    </style:style>
    <style:style style:name="Table2.K" style:family="table-column">
      <style:table-column-properties style:column-width="0.2201in"/>
    </style:style>
    <style:style style:name="Table2.L" style:family="table-column">
      <style:table-column-properties style:column-width="0.2431in"/>
    </style:style>
    <style:style style:name="Table2.Q" style:family="table-column">
      <style:table-column-properties style:column-width="0.2639in"/>
    </style:style>
    <style:style style:name="Table2.1" style:family="table-row">
      <style:table-row-properties fo:keep-together="auto"/>
    </style:style>
    <style:style style:name="Table2.A1" style:family="table-cell">
      <style:table-cell-properties style:vertical-align="middle" fo:background-color="#f2f2f2" fo:padding="0.0194in" fo:border-left="0.1pt solid #c0c0c0" fo:border-right="none" fo:border-top="0.1pt solid #c0c0c0" fo:border-bottom="0.1pt solid #c0c0c0" style:writing-mode="lr-tb">
        <style:background-image/>
      </style:table-cell-properties>
    </style:style>
    <style:style style:name="Table2.Q1" style:family="table-cell">
      <style:table-cell-properties style:vertical-align="middle" fo:background-color="#f2f2f2" fo:padding="0.0194in" fo:border="0.1pt solid #c0c0c0" style:writing-mode="lr-tb">
        <style:background-image/>
      </style:table-cell-properties>
    </style:style>
    <style:style style:name="Table2.B2" style:family="table-cell">
      <style:table-cell-properties style:vertical-align="middle" fo:background-color="#a9a9a9" fo:padding="0.0194in" fo:border-left="0.1pt solid #c0c0c0" fo:border-right="none" fo:border-top="0.1pt solid #c0c0c0" fo:border-bottom="0.1pt solid #c0c0c0" style:writing-mode="lr-tb">
        <style:background-image/>
      </style:table-cell-properties>
    </style:style>
    <style:style style:name="Table2.D2" style:family="table-cell">
      <style:table-cell-properties style:vertical-align="middle" fo:background-color="#808080" fo:padding="0.0194in" fo:border-left="0.1pt solid #c0c0c0" fo:border-right="none" fo:border-top="0.1pt solid #c0c0c0" fo:border-bottom="0.1pt solid #c0c0c0" style:writing-mode="lr-tb">
        <style:background-image/>
      </style:table-cell-properties>
    </style:style>
    <style:style style:name="Table2.F2" style:family="table-cell">
      <style:table-cell-properties style:vertical-align="middle" fo:background-color="#00ffff" fo:padding="0.0194in" fo:border-left="0.1pt solid #c0c0c0" fo:border-right="none" fo:border-top="0.1pt solid #c0c0c0" fo:border-bottom="0.1pt solid #c0c0c0" style:writing-mode="lr-tb">
        <style:background-image/>
      </style:table-cell-properties>
    </style:style>
    <style:style style:name="Table2.Q2" style:family="table-cell">
      <style:table-cell-properties style:vertical-align="middle" fo:background-color="#00ffff" fo:padding="0.0194in" fo:border="0.1pt solid #c0c0c0" style:writing-mode="lr-tb">
        <style:background-image/>
      </style:table-cell-properties>
    </style:style>
    <style:style style:name="Table2.D3" style:family="table-cell">
      <style:table-cell-properties style:vertical-align="middle" fo:background-color="#ffff00" fo:padding="0.0194in" fo:border-left="0.1pt solid #c0c0c0" fo:border-right="none" fo:border-top="0.1pt solid #c0c0c0" fo:border-bottom="0.1pt solid #c0c0c0" style:writing-mode="lr-tb">
        <style:background-image/>
      </style:table-cell-properties>
    </style:style>
    <style:style style:name="Table2.H3" style:family="table-cell">
      <style:table-cell-properties style:vertical-align="middle" fo:background-color="#ffa500" fo:padding="0.0194in" fo:border-left="0.1pt solid #c0c0c0" fo:border-right="none" fo:border-top="0.1pt solid #c0c0c0" fo:border-bottom="0.1pt solid #c0c0c0" style:writing-mode="lr-tb">
        <style:background-image/>
      </style:table-cell-properties>
    </style:style>
    <style:style style:name="Table2.Q3" style:family="table-cell">
      <style:table-cell-properties style:vertical-align="middle" fo:background-color="#ffa500" fo:padding="0.0194in" fo:border="0.1pt solid #c0c0c0" style:writing-mode="lr-tb">
        <style:background-image/>
      </style:table-cell-properties>
    </style:style>
    <style:style style:name="Table2.F4" style:family="table-cell">
      <style:table-cell-properties style:vertical-align="middle" fo:padding="0.0194in" fo:border-left="0.1pt solid #c0c0c0" fo:border-right="none" fo:border-top="0.1pt solid #c0c0c0" fo:border-bottom="0.1pt solid #c0c0c0" style:writing-mode="lr-tb"/>
    </style:style>
    <style:style style:name="Table2.G4" style:family="table-cell">
      <style:table-cell-properties style:vertical-align="middle" fo:padding="0.0194in" fo:border-left="0.1pt solid #c0c0c0" fo:border-right="none" fo:border-top="0.1pt solid #c0c0c0" fo:border-bottom="0.1pt solid #c0c0c0" style:writing-mode="lr-tb"/>
    </style:style>
    <style:style style:name="Table2.H4" style:family="table-cell">
      <style:table-cell-properties style:vertical-align="middle" fo:background-color="#90ee90" fo:padding="0.0194in" fo:border-left="0.1pt solid #c0c0c0" fo:border-right="none" fo:border-top="0.1pt solid #c0c0c0" fo:border-bottom="0.1pt solid #c0c0c0" style:writing-mode="lr-tb">
        <style:background-image/>
      </style:table-cell-properties>
    </style:style>
    <style:style style:name="Table2.P4" style:family="table-cell">
      <style:table-cell-properties style:vertical-align="middle" fo:background-color="#ff0000" fo:padding="0.0194in" fo:border-left="0.1pt solid #c0c0c0" fo:border-right="none" fo:border-top="0.1pt solid #c0c0c0" fo:border-bottom="0.1pt solid #c0c0c0" style:writing-mode="lr-tb">
        <style:background-image/>
      </style:table-cell-properties>
    </style:style>
    <style:style style:name="Table2.Q4" style:family="table-cell">
      <style:table-cell-properties style:vertical-align="middle" fo:background-color="#ff0000" fo:padding="0.0194in" fo:border="0.1pt solid #c0c0c0" style:writing-mode="lr-tb">
        <style:background-image/>
      </style:table-cell-properties>
    </style:style>
    <style:style style:name="Table2.H5" style:family="table-cell">
      <style:table-cell-properties style:vertical-align="middle" fo:padding="0.0194in" fo:border-left="0.1pt solid #c0c0c0" fo:border-right="none" fo:border-top="0.1pt solid #c0c0c0" fo:border-bottom="0.1pt solid #c0c0c0" style:writing-mode="lr-tb"/>
    </style:style>
    <style:style style:name="Table2.I5" style:family="table-cell">
      <style:table-cell-properties style:vertical-align="middle" fo:padding="0.0194in" fo:border-left="0.1pt solid #c0c0c0" fo:border-right="none" fo:border-top="0.1pt solid #c0c0c0" fo:border-bottom="0.1pt solid #c0c0c0" style:writing-mode="lr-tb"/>
    </style:style>
    <style:style style:name="Table2.J5" style:family="table-cell">
      <style:table-cell-properties style:vertical-align="middle" fo:padding="0.0194in" fo:border-left="0.1pt solid #c0c0c0" fo:border-right="none" fo:border-top="0.1pt solid #c0c0c0" fo:border-bottom="0.1pt solid #c0c0c0" style:writing-mode="lr-tb"/>
    </style:style>
    <style:style style:name="Table2.K5" style:family="table-cell">
      <style:table-cell-properties style:vertical-align="middle" fo:padding="0.0194in" fo:border-left="0.1pt solid #c0c0c0" fo:border-right="none" fo:border-top="0.1pt solid #c0c0c0" fo:border-bottom="0.1pt solid #c0c0c0" style:writing-mode="lr-tb"/>
    </style:style>
    <style:style style:name="Table2.N5" style:family="table-cell">
      <style:table-cell-properties style:vertical-align="middle" fo:padding="0.0194in" fo:border-left="0.1pt solid #c0c0c0" fo:border-right="none" fo:border-top="0.1pt solid #c0c0c0" fo:border-bottom="0.1pt solid #c0c0c0" style:writing-mode="lr-tb"/>
    </style:style>
    <style:style style:name="Table2.O5" style:family="table-cell">
      <style:table-cell-properties style:vertical-align="middle" fo:padding="0.0194in" fo:border-left="0.1pt solid #c0c0c0" fo:border-right="none" fo:border-top="0.1pt solid #c0c0c0" fo:border-bottom="0.1pt solid #c0c0c0" style:writing-mode="lr-tb"/>
    </style:style>
    <style:style style:name="Table2.P5" style:family="table-cell">
      <style:table-cell-properties style:vertical-align="middle" fo:padding="0.0194in" fo:border-left="0.1pt solid #c0c0c0" fo:border-right="none" fo:border-top="0.1pt solid #c0c0c0" fo:border-bottom="0.1pt solid #c0c0c0" style:writing-mode="lr-tb"/>
    </style:style>
    <style:style style:name="Table2.Q5" style:family="table-cell">
      <style:table-cell-properties style:vertical-align="middle" fo:padding="0.0194in" fo:border="0.1pt solid #c0c0c0" style:writing-mode="lr-tb"/>
    </style:style>
    <style:style style:name="Table3" style:family="table">
      <style:table-properties style:width="6.9264in" table:align="left" style:writing-mode="lr-tb"/>
    </style:style>
    <style:style style:name="Table3.A" style:family="table-column">
      <style:table-column-properties style:column-width="0.4576in"/>
    </style:style>
    <style:style style:name="Table3.B" style:family="table-column">
      <style:table-column-properties style:column-width="0.5194in"/>
    </style:style>
    <style:style style:name="Table3.C" style:family="table-column">
      <style:table-column-properties style:column-width="5.9493in"/>
    </style:style>
    <style:style style:name="Table3.1" style:family="table-row">
      <style:table-row-properties fo:keep-together="auto"/>
    </style:style>
    <style:style style:name="Table3.A1" style:family="table-cell">
      <style:table-cell-properties style:vertical-align="top" fo:background-color="#f2f2f2" fo:padding="0.0194in" fo:border-left="0.1pt solid #c0c0c0" fo:border-right="none" fo:border-top="0.1pt solid #c0c0c0" fo:border-bottom="0.1pt solid #c0c0c0" style:writing-mode="lr-tb">
        <style:background-image/>
      </style:table-cell-properties>
    </style:style>
    <style:style style:name="Table3.C1" style:family="table-cell">
      <style:table-cell-properties style:vertical-align="top" fo:background-color="#f2f2f2" fo:padding="0.0194in" fo:border="0.1pt solid #c0c0c0" style:writing-mode="lr-tb">
        <style:background-image/>
      </style:table-cell-properties>
    </style:style>
    <style:style style:name="Table3.A2" style:family="table-cell">
      <style:table-cell-properties style:vertical-align="top" fo:padding="0.0194in" fo:border-left="0.1pt solid #c0c0c0" fo:border-right="none" fo:border-top="0.1pt solid #c0c0c0" fo:border-bottom="0.1pt solid #c0c0c0" style:writing-mode="lr-tb"/>
    </style:style>
    <style:style style:name="Table3.B2" style:family="table-cell">
      <style:table-cell-properties style:vertical-align="top" fo:padding="0.0194in" fo:border-left="0.1pt solid #c0c0c0" fo:border-right="none" fo:border-top="0.1pt solid #c0c0c0" fo:border-bottom="0.1pt solid #c0c0c0" style:writing-mode="lr-tb"/>
    </style:style>
    <style:style style:name="Table3.C2" style:family="table-cell">
      <style:table-cell-properties style:vertical-align="top" fo:padding="0.0194in" fo:border="0.1pt solid #c0c0c0" style:writing-mode="lr-tb"/>
    </style:style>
    <style:style style:name="Table3.A3" style:family="table-cell">
      <style:table-cell-properties style:vertical-align="top" fo:padding="0.0194in" fo:border-left="0.1pt solid #c0c0c0" fo:border-right="none" fo:border-top="0.1pt solid #c0c0c0" fo:border-bottom="0.1pt solid #c0c0c0" style:writing-mode="lr-tb"/>
    </style:style>
    <style:style style:name="Table3.B3" style:family="table-cell">
      <style:table-cell-properties style:vertical-align="top" fo:padding="0.0194in" fo:border-left="0.1pt solid #c0c0c0" fo:border-right="none" fo:border-top="0.1pt solid #c0c0c0" fo:border-bottom="0.1pt solid #c0c0c0" style:writing-mode="lr-tb"/>
    </style:style>
    <style:style style:name="Table3.C3" style:family="table-cell">
      <style:table-cell-properties style:vertical-align="top" fo:padding="0.0194in" fo:border="0.1pt solid #c0c0c0" style:writing-mode="lr-tb"/>
    </style:style>
    <style:style style:name="Table3.A4" style:family="table-cell">
      <style:table-cell-properties style:vertical-align="top" fo:padding="0.0194in" fo:border-left="0.1pt solid #c0c0c0" fo:border-right="none" fo:border-top="0.1pt solid #c0c0c0" fo:border-bottom="0.1pt solid #c0c0c0" style:writing-mode="lr-tb"/>
    </style:style>
    <style:style style:name="Table3.B4" style:family="table-cell">
      <style:table-cell-properties style:vertical-align="top" fo:padding="0.0194in" fo:border-left="0.1pt solid #c0c0c0" fo:border-right="none" fo:border-top="0.1pt solid #c0c0c0" fo:border-bottom="0.1pt solid #c0c0c0" style:writing-mode="lr-tb"/>
    </style:style>
    <style:style style:name="Table3.C4" style:family="table-cell">
      <style:table-cell-properties style:vertical-align="top" fo:padding="0.0194in" fo:border="0.1pt solid #c0c0c0" style:writing-mode="lr-tb"/>
    </style:style>
    <style:style style:name="Table3.A5" style:family="table-cell">
      <style:table-cell-properties style:vertical-align="top" fo:padding="0.0194in" fo:border-left="0.1pt solid #c0c0c0" fo:border-right="none" fo:border-top="0.1pt solid #c0c0c0" fo:border-bottom="0.1pt solid #c0c0c0" style:writing-mode="lr-tb"/>
    </style:style>
    <style:style style:name="Table3.B5" style:family="table-cell">
      <style:table-cell-properties style:vertical-align="top" fo:padding="0.0194in" fo:border-left="0.1pt solid #c0c0c0" fo:border-right="none" fo:border-top="0.1pt solid #c0c0c0" fo:border-bottom="0.1pt solid #c0c0c0" style:writing-mode="lr-tb"/>
    </style:style>
    <style:style style:name="Table3.C5" style:family="table-cell">
      <style:table-cell-properties style:vertical-align="top" fo:padding="0.0194in" fo:border="0.1pt solid #c0c0c0" style:writing-mode="lr-tb"/>
    </style:style>
    <style:style style:name="Table3.A6" style:family="table-cell">
      <style:table-cell-properties style:vertical-align="top" fo:padding="0.0194in" fo:border-left="0.1pt solid #c0c0c0" fo:border-right="none" fo:border-top="0.1pt solid #c0c0c0" fo:border-bottom="0.1pt solid #c0c0c0" style:writing-mode="lr-tb"/>
    </style:style>
    <style:style style:name="Table3.B6" style:family="table-cell">
      <style:table-cell-properties style:vertical-align="top" fo:padding="0.0194in" fo:border-left="0.1pt solid #c0c0c0" fo:border-right="none" fo:border-top="0.1pt solid #c0c0c0" fo:border-bottom="0.1pt solid #c0c0c0" style:writing-mode="lr-tb"/>
    </style:style>
    <style:style style:name="Table3.C6" style:family="table-cell">
      <style:table-cell-properties style:vertical-align="top" fo:padding="0.0194in" fo:border="0.1pt solid #c0c0c0" style:writing-mode="lr-tb"/>
    </style:style>
    <style:style style:name="Table3.A7" style:family="table-cell">
      <style:table-cell-properties style:vertical-align="top" fo:padding="0.0194in" fo:border-left="0.1pt solid #c0c0c0" fo:border-right="none" fo:border-top="0.1pt solid #c0c0c0" fo:border-bottom="0.1pt solid #c0c0c0" style:writing-mode="lr-tb"/>
    </style:style>
    <style:style style:name="Table3.B7" style:family="table-cell">
      <style:table-cell-properties style:vertical-align="top" fo:padding="0.0194in" fo:border-left="0.1pt solid #c0c0c0" fo:border-right="none" fo:border-top="0.1pt solid #c0c0c0" fo:border-bottom="0.1pt solid #c0c0c0" style:writing-mode="lr-tb"/>
    </style:style>
    <style:style style:name="Table3.C7" style:family="table-cell">
      <style:table-cell-properties style:vertical-align="top" fo:padding="0.0194in" fo:border="0.1pt solid #c0c0c0" style:writing-mode="lr-tb"/>
    </style:style>
    <style:style style:name="P1" style:family="paragraph" style:parent-style-name="Standard">
      <style:text-properties style:font-name="Cambria" style:font-name-complex="Cambria"/>
    </style:style>
    <style:style style:name="P2" style:family="paragraph" style:parent-style-name="Standard">
      <style:paragraph-properties fo:text-align="center" style:justify-single-word="false"/>
      <style:text-properties style:font-name="Cambria" style:font-name-complex="Cambria"/>
    </style:style>
    <style:style style:name="P3" style:family="paragraph" style:parent-style-name="Standard">
      <style:text-properties style:font-name="Cambria" officeooo:paragraph-rsid="00056e81" style:font-name-complex="Cambria"/>
    </style:style>
    <style:style style:name="P4" style:family="paragraph" style:parent-style-name="Standard">
      <style:text-properties style:font-name="Cambria" officeooo:rsid="0005d00a" officeooo:paragraph-rsid="0005d00a" style:font-name-complex="Cambria"/>
    </style:style>
    <style:style style:name="P5" style:family="paragraph" style:parent-style-name="Standard">
      <style:text-properties style:font-name="Cambria" officeooo:rsid="00071711" officeooo:paragraph-rsid="00071711" style:font-name-complex="Cambria"/>
    </style:style>
    <style:style style:name="P6" style:family="paragraph" style:parent-style-name="Standard">
      <style:text-properties style:font-name="Cambria" officeooo:rsid="00081e93" officeooo:paragraph-rsid="00081e93" style:font-name-complex="Cambria"/>
    </style:style>
    <style:style style:name="P7" style:family="paragraph" style:parent-style-name="Standard">
      <style:text-properties style:font-name="Cambria" style:text-underline-style="solid" style:text-underline-width="auto" style:text-underline-color="font-color" fo:font-weight="bold" style:font-weight-asian="bold" style:font-name-complex="Cambria"/>
    </style:style>
    <style:style style:name="P8" style:family="paragraph" style:parent-style-name="Standard">
      <style:text-properties style:font-name="Cambria" style:text-underline-style="solid" style:text-underline-width="auto" style:text-underline-color="font-color" style:font-name-complex="Cambria"/>
    </style:style>
    <style:style style:name="P9" style:family="paragraph" style:parent-style-name="Standard">
      <style:text-properties style:font-name="Cambria" fo:font-size="8pt" style:font-size-asian="8pt" style:font-name-complex="Cambria" style:font-size-complex="8pt"/>
    </style:style>
    <style:style style:name="P10" style:family="paragraph" style:parent-style-name="Standard">
      <style:paragraph-properties fo:text-align="center" style:justify-single-word="false"/>
      <style:text-properties style:font-name="Cambria" fo:font-size="14pt" style:text-underline-style="solid" style:text-underline-width="auto" style:text-underline-color="font-color" fo:font-weight="bold" style:font-size-asian="14pt" style:font-weight-asian="bold" style:font-name-complex="Cambria" style:font-size-complex="14pt" style:font-weight-complex="bold"/>
    </style:style>
    <style:style style:name="P11" style:family="paragraph" style:parent-style-name="Standard">
      <style:text-properties style:font-name="Courier New" fo:font-size="12pt" style:font-size-asian="12pt" style:font-name-complex="Cambria" style:font-size-complex="12pt"/>
    </style:style>
    <style:style style:name="P12" style:family="paragraph" style:parent-style-name="Standard">
      <style:text-properties style:font-name="Courier New" style:font-name-complex="Cambria"/>
    </style:style>
    <style:style style:name="P13" style:family="paragraph" style:parent-style-name="Standard">
      <style:text-properties style:font-name="Courier New" style:font-name-complex="Courier New"/>
    </style:style>
    <style:style style:name="P14" style:family="paragraph" style:parent-style-name="Standard">
      <style:paragraph-properties fo:text-align="center" style:justify-single-word="false"/>
    </style:style>
    <style:style style:name="P15" style:family="paragraph" style:parent-style-name="Standard">
      <style:text-properties fo:color="#ff3333" style:font-name="Cambria" style:font-name-complex="Cambria"/>
    </style:style>
    <style:style style:name="P16" style:family="paragraph" style:parent-style-name="Standard">
      <style:text-properties fo:color="#ff3333" style:font-name="Cambria" officeooo:rsid="00095ca1" officeooo:paragraph-rsid="00095ca1" style:font-name-complex="Cambria"/>
    </style:style>
    <style:style style:name="P17" style:family="paragraph" style:parent-style-name="Standard">
      <style:text-properties fo:color="#000000" style:font-name="Cambria" style:font-name-complex="Cambria"/>
    </style:style>
    <style:style style:name="P18" style:family="paragraph" style:parent-style-name="Standard">
      <style:text-properties fo:color="#ff0000" style:font-name="Cambria" style:font-name-complex="Cambria"/>
    </style:style>
    <style:style style:name="P19" style:family="paragraph" style:parent-style-name="Standard">
      <style:paragraph-properties fo:break-before="page"/>
    </style:style>
    <style:style style:name="P20" style:family="paragraph" style:parent-style-name="Standard">
      <style:paragraph-properties fo:break-before="page"/>
      <style:text-properties style:font-name="Cambria" style:font-name-complex="Cambria"/>
    </style:style>
    <style:style style:name="P21" style:family="paragraph" style:parent-style-name="Text_20_body">
      <style:paragraph-properties style:line-height-at-least="0.2291in" fo:orphans="2" fo:widows="2"/>
    </style:style>
    <style:style style:name="P22" style:family="paragraph" style:parent-style-name="Text_20_body">
      <style:paragraph-properties fo:margin-top="0in" fo:margin-bottom="0in" style:contextual-spacing="false" style:line-height-at-least="0.2291in" fo:orphans="2" fo:widows="2"/>
    </style:style>
    <style:style style:name="P23" style:family="paragraph" style:parent-style-name="Text_20_body">
      <style:paragraph-properties fo:margin-top="0in" fo:margin-bottom="0in" style:contextual-spacing="false" style:line-height-at-least="0.2291in" fo:orphans="2" fo:widows="2"/>
      <style:text-properties fo:color="#252525" style:font-name="sans-serif" fo:background-color="#00ffff" style:font-name-complex="sans-serif"/>
    </style:style>
    <style:style style:name="P24" style:family="paragraph" style:parent-style-name="Text_20_body">
      <style:paragraph-properties fo:margin-top="0in" fo:margin-bottom="0in" style:contextual-spacing="false" style:line-height-at-least="0.2291in" fo:orphans="2" fo:widows="2"/>
      <style:text-properties fo:color="#252525" style:font-name="sans-serif" fo:background-color="#ffff00" style:font-name-complex="sans-serif"/>
    </style:style>
    <style:style style:name="P25" style:family="paragraph" style:parent-style-name="Text_20_body">
      <style:paragraph-properties fo:margin-top="0in" fo:margin-bottom="0in" style:contextual-spacing="false" style:line-height-at-least="0.2291in" fo:orphans="2" fo:widows="2"/>
      <style:text-properties fo:color="#252525" style:font-name="sans-serif" fo:background-color="#ffa500" style:font-name-complex="sans-serif"/>
    </style:style>
    <style:style style:name="P26" style:family="paragraph" style:parent-style-name="Text_20_body">
      <style:paragraph-properties fo:margin-top="0in" fo:margin-bottom="0in" style:contextual-spacing="false" style:line-height-at-least="0.2291in" fo:orphans="2" fo:widows="2"/>
      <style:text-properties fo:color="#252525" style:font-name="sans-serif" style:font-name-complex="sans-serif"/>
    </style:style>
    <style:style style:name="P27" style:family="paragraph" style:parent-style-name="Text_20_body">
      <style:paragraph-properties fo:margin-top="0in" fo:margin-bottom="0in" style:contextual-spacing="false" style:line-height-at-least="0.2291in" fo:orphans="2" fo:widows="2"/>
      <style:text-properties fo:color="#252525" style:font-name="sans-serif" fo:background-color="#90ee90" style:font-name-complex="sans-serif"/>
    </style:style>
    <style:style style:name="P28" style:family="paragraph" style:parent-style-name="Text_20_body">
      <style:paragraph-properties fo:margin-top="0in" fo:margin-bottom="0in" style:contextual-spacing="false" style:line-height-at-least="0.2291in" fo:orphans="2" fo:widows="2"/>
      <style:text-properties fo:color="#252525" style:font-name="sans-serif" fo:background-color="#ff0000" style:font-name-complex="sans-serif"/>
    </style:style>
    <style:style style:name="P29" style:family="paragraph" style:parent-style-name="Table_20_Contents">
      <style:paragraph-properties fo:text-align="center" style:justify-single-word="false"/>
    </style:style>
    <style:style style:name="P30" style:family="paragraph" style:parent-style-name="Standard" style:master-page-name="Standard">
      <style:paragraph-properties style:page-number="auto"/>
      <style:text-properties style:font-name="Cambria" style:font-name-complex="Cambria"/>
    </style:style>
    <style:style style:name="P31" style:family="paragraph" style:parent-style-name="Standard" style:list-style-name="WW8Num4">
      <style:paragraph-properties>
        <style:tab-stops>
          <style:tab-stop style:position="0in"/>
        </style:tab-stops>
      </style:paragraph-properties>
    </style:style>
    <style:style style:name="P32" style:family="paragraph" style:parent-style-name="Standard">
      <style:text-properties fo:color="#000000" style:font-name="Cambria" officeooo:rsid="000a805c" officeooo:paragraph-rsid="000a805c" style:font-name-complex="Cambria"/>
    </style:style>
    <style:style style:name="P33" style:family="paragraph" style:parent-style-name="Standard">
      <style:text-properties fo:color="#ff3333" style:font-name="Cambria" officeooo:rsid="000a805c" officeooo:paragraph-rsid="000a805c" style:font-name-complex="Cambria"/>
    </style:style>
    <style:style style:name="P34" style:family="paragraph" style:parent-style-name="Standard">
      <style:text-properties style:font-name="Cambria" style:font-name-complex="Cambria"/>
    </style:style>
    <style:style style:name="P35" style:family="paragraph" style:parent-style-name="Standard">
      <style:text-properties style:font-name="Cambria" officeooo:rsid="000a805c" officeooo:paragraph-rsid="000a805c" style:font-name-complex="Cambria"/>
    </style:style>
    <style:style style:name="P36" style:family="paragraph" style:parent-style-name="Standard">
      <style:text-properties style:font-name="Cambria" officeooo:rsid="000d2098" officeooo:paragraph-rsid="000d2098" style:font-name-complex="Cambria"/>
    </style:style>
    <style:style style:name="P37" style:family="paragraph" style:parent-style-name="Table_20_Contents" style:list-style-name="WW8Num3">
      <style:paragraph-properties>
        <style:tab-stops>
          <style:tab-stop style:position="0in"/>
        </style:tab-stops>
      </style:paragraph-properties>
    </style:style>
    <style:style style:name="T1" style:family="text">
      <style:text-properties style:font-name="Cambria" style:text-underline-style="solid" style:text-underline-width="auto" style:text-underline-color="font-color" fo:font-weight="bold" style:font-weight-asian="bold" style:font-name-complex="Cambria"/>
    </style:style>
    <style:style style:name="T2" style:family="text">
      <style:text-properties style:font-name="Cambria" style:text-underline-style="solid" style:text-underline-width="auto" style:text-underline-color="font-color" style:font-name-complex="Cambria"/>
    </style:style>
    <style:style style:name="T3" style:family="text">
      <style:text-properties style:font-name="Cambria" style:font-name-complex="Cambria"/>
    </style:style>
    <style:style style:name="T4" style:family="text">
      <style:text-properties style:font-name="Cambria" fo:font-size="14pt" style:text-underline-style="solid" style:text-underline-width="auto" style:text-underline-color="font-color" fo:font-weight="bold" style:font-size-asian="14pt" style:font-weight-asian="bold" style:font-name-complex="Cambria" style:font-size-complex="14pt" style:font-weight-complex="bold"/>
    </style:style>
    <style:style style:name="T5" style:family="text">
      <style:text-properties style:font-name="Cambria" fo:font-size="12pt" style:text-underline-style="solid" style:text-underline-width="auto" style:text-underline-color="font-color" fo:font-weight="bold" style:font-size-asian="12pt" style:font-weight-asian="bold" style:font-name-complex="Cambria" style:font-size-complex="12pt" style:font-weight-complex="bold"/>
    </style:style>
    <style:style style:name="T6" style:family="text">
      <style:text-properties style:font-name="Cambria" fo:font-style="italic" style:font-style-asian="italic" style:font-name-complex="Cambria" style:font-style-complex="italic"/>
    </style:style>
    <style:style style:name="T7" style:family="text">
      <style:text-properties style:font-name="Courier New" style:font-name-complex="Cambria"/>
    </style:style>
    <style:style style:name="T8" style:family="text">
      <style:text-properties style:font-name="Courier New" style:font-name-complex="Courier New"/>
    </style:style>
    <style:style style:name="T9" style:family="text">
      <style:text-properties fo:color="#000000"/>
    </style:style>
    <style:style style:name="T10" style:family="text">
      <style:text-properties fo:color="#000000" fo:font-size="8.5pt" style:font-size-asian="8.5pt"/>
    </style:style>
    <style:style style:name="T11" style:family="text">
      <style:text-properties fo:color="#0b0080"/>
    </style:style>
    <style:style style:name="T12" style:family="text">
      <style:text-properties fo:color="#252525" style:font-name="sans-serif" fo:background-color="#808080" loext:char-shading-value="0" style:font-name-complex="sans-serif"/>
    </style:style>
    <style:style style:name="T13" style:family="text">
      <style:text-properties fo:color="#ff0000" style:font-name="Cambria" style:font-name-complex="Cambria"/>
    </style:style>
    <style:style style:name="T14" style:family="text">
      <style:text-properties officeooo:rsid="0005693f"/>
    </style:style>
    <style:style style:name="T15" style:family="text">
      <style:text-properties officeooo:rsid="00056e81"/>
    </style:style>
    <style:style style:name="T16" style:family="text">
      <style:text-properties officeooo:rsid="0005d00a"/>
    </style:style>
    <style:style style:name="T17" style:family="text">
      <style:text-properties officeooo:rsid="00071711"/>
    </style:style>
    <style:style style:name="T18" style:family="text">
      <style:text-properties officeooo:rsid="000a805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IC411 Lab8<text:tab/>File Systems<text:tab/><text:tab/><text:tab/><text:tab/>Name ________________________</text:p>
      <text:p text:style-name="P1">Spring AY2016</text:p>
      <text:p text:style-name="P1"/>
      <text:p text:style-name="Standard"><text:span text:style-name="T1">Summary</text:span><text:span text:style-name="T3">: In this lab, you'll practice examining the construction of a simple file system and get a quick intro to Python.</text:span></text:p>
      <text:p text:style-name="P1"/>
      <text:p text:style-name="Standard"><text:span text:style-name="T1">Learning Objectives</text:span><text:span text:style-name="T3">: </text:span></text:p>
      <text:p text:style-name="P1">- Understand the FAT family of filesystems</text:p>
      <text:p text:style-name="P1">- Code basic Python programs</text:p>
      <text:p text:style-name="P1"/>
      <text:p text:style-name="Standard"><text:span text:style-name="T1">Estimated Completion Time</text:span><text:span text:style-name="T3">: <text:s/>2-3 hours<text:tab/><text:tab/></text:span><text:span text:style-name="T1">Lab Weight</text:span><text:span text:style-name="T3">: 20 points</text:span></text:p>
      <text:p text:style-name="P1"/>
      <text:p text:style-name="Standard"><text:span text:style-name="T1">Collaboration</text:span><text:span text:style-name="T3">: Per course policy.</text:span></text:p>
      <text:p text:style-name="P1"/>
      <text:p text:style-name="Standard"><text:span text:style-name="T1">Submission</text:span><text:span text:style-name="T3">: <text:s/>This completed worksheet in hard copy.</text:span></text:p>
      <text:p text:style-name="P1"/>
      <text:p text:style-name="P7">Example Files</text:p>
      <text:p text:style-name="P11">fat.img</text:p>
      <text:p text:style-name="P1"/>
      <text:p text:style-name="P7">References</text:p>
      <text:p text:style-name="P1">http://www.ntfs.com/fat-systems.htm<text:tab/><text:tab/><text:tab/><text:tab/></text:p>
      <text:p text:style-name="P1">http://www.ntfs.com/fat-folder-structure.htm<text:tab/><text:tab/><text:tab/></text:p>
      <text:p text:style-name="P1">https://en.wikipedia.org/wiki/File_Allocation_Table<text:tab/><text:tab/><text:tab/></text:p>
      <text:p text:style-name="P1">https://en.wikipedia.org/wiki/Design_of_the_FAT_file_system<text:tab/></text:p>
      <text:p text:style-name="P1"/>
      <text:p text:style-name="P1"/>
      <text:p text:style-name="P7">Task Description</text:p>
      <text:p text:style-name="P1"/>
      <text:p text:style-name="P1"/>
      <text:p text:style-name="P14"><text:span text:style-name="T4">FAT16 Analysis</text:span><text:span text:style-name="T5"> (15)</text:span></text:p>
      <text:p text:style-name="P1"/>
      <text:p text:style-name="Standard"><text:span text:style-name="T3">Read about the FAT file system </text:span><text:a xlink:type="simple" xlink:href="https://en.wikipedia.org/wiki/File_Allocation_Table"><text:span text:style-name="Internet_20_link"><text:span text:style-name="T3">here</text:span></text:span></text:a><text:span text:style-name="T3">.</text:span></text:p>
      <text:p text:style-name="P1"/>
      <text:p text:style-name="Standard"><text:span text:style-name="T3">Read about the </text:span><text:span text:style-name="T6">design</text:span><text:span text:style-name="T3"> of the FAT file system </text:span><text:a xlink:type="simple" xlink:href="https://en.wikipedia.org/wiki/Design_of_the_FAT_file_system"><text:span text:style-name="Internet_20_link"><text:span text:style-name="T3">here</text:span></text:span></text:a><text:span text:style-name="T3">.</text:span></text:p>
      <text:p text:style-name="P1"/>
      <text:p text:style-name="P1">The file we'll examine is a disk image, which is a file that represents a whole filesystem, which could be on a physical disk. Open the file fat.img in a hex editor:</text:p>
      <text:p text:style-name="P1"/>
      <text:p text:style-name="P12">&gt; ghex fat.img &amp;</text:p>
      <text:p text:style-name="P1"/>
      <text:p text:style-name="P1"/>
      <text:p text:style-name="P1"/>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Table_20_Heading">Sector Offset</text:p>
          </table:table-cell>
          <table:table-cell table:style-name="Table1.A1" office:value-type="string">
            <text:p text:style-name="Table_20_Heading">Length (bytes)</text:p>
          </table:table-cell>
          <table:table-cell table:style-name="Table1.C1" office:value-type="string">
            <text:p text:style-name="Text_20_body">Description</text:p>
          </table:table-cell>
        </table:table-row>
        <table:table-row table:style-name="Table1.1">
          <table:table-cell table:style-name="Table1.A2" office:value-type="string">
            <text:p text:style-name="Standard">0x03</text:p>
          </table:table-cell>
          <table:table-cell table:style-name="Table1.B2" office:value-type="string">
            <text:p text:style-name="Standard">20</text:p>
          </table:table-cell>
          <table:table-cell table:style-name="Table1.C2" office:value-type="string">
            <text:p text:style-name="Standard">OEM Name</text:p>
          </table:table-cell>
        </table:table-row>
        <table:table-row table:style-name="Table1.1">
          <table:table-cell table:style-name="Table1.A3" office:value-type="string">
            <text:p text:style-name="Standard">0x00B</text:p>
          </table:table-cell>
          <table:table-cell table:style-name="Table1.B3" office:value-type="string">
            <text:p text:style-name="Standard">2</text:p>
          </table:table-cell>
          <table:table-cell table:style-name="Table1.C3" office:value-type="string">
            <text:p text:style-name="Standard">Bytes per sector</text:p>
          </table:table-cell>
        </table:table-row>
        <table:table-row table:style-name="Table1.1">
          <table:table-cell table:style-name="Table1.A4" office:value-type="string">
            <text:p text:style-name="Standard">0x00D</text:p>
          </table:table-cell>
          <table:table-cell table:style-name="Table1.B4" office:value-type="string">
            <text:p text:style-name="Standard">1</text:p>
          </table:table-cell>
          <table:table-cell table:style-name="Table1.C4" office:value-type="string">
            <text:p text:style-name="Standard">Sectors per cluster</text:p>
          </table:table-cell>
        </table:table-row>
        <table:table-row table:style-name="Table1.1">
          <table:table-cell table:style-name="Table1.A5" office:value-type="string">
            <text:p text:style-name="Standard">0x00E</text:p>
          </table:table-cell>
          <table:table-cell table:style-name="Table1.B5" office:value-type="string">
            <text:p text:style-name="Standard">1</text:p>
          </table:table-cell>
          <table:table-cell table:style-name="Table1.C5" office:value-type="string">
            <text:p text:style-name="Standard">Count of reserved logical sectors. The number of logical sectors before the first FAT in the file system image. </text:p>
          </table:table-cell>
        </table:table-row>
        <table:table-row table:style-name="Table1.1">
          <table:table-cell table:style-name="Table1.A6" office:value-type="string">
            <text:p text:style-name="Standard">0x010</text:p>
          </table:table-cell>
          <table:table-cell table:style-name="Table1.B6" office:value-type="string">
            <text:p text:style-name="Standard">1</text:p>
          </table:table-cell>
          <table:table-cell table:style-name="Table1.C6" office:value-type="string">
            <text:p text:style-name="Standard">Number of file allocation tables (FATs). Usually 2.</text:p>
          </table:table-cell>
        </table:table-row>
        <table:table-row table:style-name="Table1.1">
          <table:table-cell table:style-name="Table1.A7" office:value-type="string">
            <text:p text:style-name="Standard">0x011</text:p>
          </table:table-cell>
          <table:table-cell table:style-name="Table1.B7" office:value-type="string">
            <text:p text:style-name="Standard">2</text:p>
          </table:table-cell>
          <table:table-cell table:style-name="Table1.C7" office:value-type="string">
            <text:p text:style-name="Standard">Maximum number of root directory entries.</text:p>
          </table:table-cell>
        </table:table-row>
        <table:table-row table:style-name="Table1.1">
          <table:table-cell table:style-name="Table1.A8" office:value-type="string">
            <text:p text:style-name="Standard">0x013</text:p>
          </table:table-cell>
          <table:table-cell table:style-name="Table1.B8" office:value-type="string">
            <text:p text:style-name="Standard">2</text:p>
          </table:table-cell>
          <table:table-cell table:style-name="Table1.C8" office:value-type="string">
            <text:p text:style-name="Standard">Total logical sectors <text:s/>(if zero, use 4 byte value at offset 0x020)</text:p>
          </table:table-cell>
        </table:table-row>
        <table:table-row table:style-name="Table1.1">
          <table:table-cell table:style-name="Table1.A9" office:value-type="string">
            <text:p text:style-name="Standard">0x016</text:p>
          </table:table-cell>
          <table:table-cell table:style-name="Table1.B9" office:value-type="string">
            <text:p text:style-name="Standard">2</text:p>
          </table:table-cell>
          <table:table-cell table:style-name="Table1.C9" office:value-type="string">
            <text:p text:style-name="Standard">Logical sectors per FAT</text:p>
          </table:table-cell>
        </table:table-row>
        <table:table-row table:style-name="Table1.1">
          <table:table-cell table:style-name="Table1.A10" office:value-type="string">
            <text:p text:style-name="Standard">0x020</text:p>
          </table:table-cell>
          <table:table-cell table:style-name="Table1.B10" office:value-type="string">
            <text:p text:style-name="Standard">4</text:p>
          </table:table-cell>
          <table:table-cell table:style-name="Table1.C10" office:value-type="string">
            <text:p text:style-name="Standard">(see 0x013) Total logical sectors</text:p>
          </table:table-cell>
        </table:table-row>
        <table:table-row table:style-name="Table1.1">
          <table:table-cell table:style-name="Table1.A11" office:value-type="string">
            <text:p text:style-name="Standard">0x026</text:p>
          </table:table-cell>
          <table:table-cell table:style-name="Table1.B11" office:value-type="string">
            <text:p text:style-name="Standard">1</text:p>
          </table:table-cell>
          <table:table-cell table:style-name="Table1.C11" office:value-type="string">
            <text:p text:style-name="Standard"><text:bookmark text:name="EBPB_OFS_1Bh"/>Ex<text:span text:style-name="T9">tended boot signature. (Shou</text:span><text:span text:style-name="Teletype"><text:span text:style-name="T10">ld be 0x29 or 0x28)</text:span></text:span></text:p>
          </table:table-cell>
        </table:table-row>
        <text:soft-page-break/>
        <table:table-row table:style-name="Table1.1">
          <table:table-cell table:style-name="Table1.A12" office:value-type="string">
            <text:p text:style-name="Standard">0x027</text:p>
          </table:table-cell>
          <table:table-cell table:style-name="Table1.B12" office:value-type="string">
            <text:p text:style-name="Standard">4</text:p>
          </table:table-cell>
          <table:table-cell table:style-name="Table1.C12" office:value-type="string">
            <text:p text:style-name="Standard"><text:bookmark text:name="EBPB_OFS_1Ch"/>Volume ID (serial number)</text:p>
          </table:table-cell>
        </table:table-row>
        <table:table-row table:style-name="Table1.1">
          <table:table-cell table:style-name="Table1.A13" office:value-type="string">
            <text:p text:style-name="Standard">0x02B</text:p>
          </table:table-cell>
          <table:table-cell table:style-name="Table1.B13" office:value-type="string">
            <text:p text:style-name="Standard">11</text:p>
          </table:table-cell>
          <table:table-cell table:style-name="Table1.C13" office:value-type="string">
            <text:p text:style-name="Standard"><text:bookmark text:name="EBPB_OFS_20h"/>Partition Volume Label</text:p>
          </table:table-cell>
        </table:table-row>
        <table:table-row table:style-name="Table1.14">
          <table:table-cell table:style-name="Table1.A14" office:value-type="string">
            <text:p text:style-name="Standard">0x036</text:p>
          </table:table-cell>
          <table:table-cell table:style-name="Table1.B14" office:value-type="string">
            <text:p text:style-name="Standard">8</text:p>
          </table:table-cell>
          <table:table-cell table:style-name="Table1.C14" office:value-type="string">
            <text:p text:style-name="Standard"><text:bookmark text:name="EBPB_OFS_2Bh"/>File system type, padded with blanks</text:p>
          </table:table-cell>
        </table:table-row>
      </table:table>
      <text:p text:style-name="P9">Derived from: https://en.wikipedia.org/wiki/Design_of_the_FAT_file_system</text:p>
      <text:p text:style-name="P1"/>
      <text:p text:style-name="P1">Using the table above as a reference, answer the following questions:</text:p>
      <text:p text:style-name="P1"/>
      <text:p text:style-name="P1">(.5) What is the “OEM name”?</text:p>
      <text:p text:style-name="P1"><text:tab/><text:span text:style-name="T14">mkfs.fat</text:span></text:p>
      <text:p text:style-name="P1">(.5) What is the volume ID?<text:tab/><text:tab/><text:tab/><text:tab/><text:tab/></text:p>
      <text:p text:style-name="P3"><text:tab/><text:span text:style-name="T15">0x7C 0xEE 0x87 0x72 </text:span></text:p>
      <text:p text:style-name="P1">(.5) <text:s/>What is the exact file system type?<text:tab/><text:tab/></text:p>
      <text:p text:style-name="P1"><text:tab/><text:span text:style-name="T15">FAT16</text:span></text:p>
      <text:p text:style-name="P1">(.5) <text:s/>How many bytes per sector?<text:tab/><text:tab/><text:tab/></text:p>
      <text:p text:style-name="P1"><text:tab/><text:span text:style-name="T15">512</text:span></text:p>
      <text:p text:style-name="P1">(.5) <text:s/>How many sectors per cluster?<text:tab/><text:tab/></text:p>
      <text:p text:style-name="P1"><text:tab/><text:span text:style-name="T16">4</text:span></text:p>
      <text:p text:style-name="P1">(.5) <text:s/>How many “reserved” sectors?<text:tab/><text:tab/></text:p>
      <text:p text:style-name="P1"><text:tab/><text:span text:style-name="T16">1</text:span></text:p>
      <text:p text:style-name="P1">(.5) How many FATs?<text:tab/><text:tab/><text:tab/><text:tab/></text:p>
      <text:p text:style-name="P1"><text:tab/><text:span text:style-name="T16">2</text:span></text:p>
      <text:p text:style-name="P1">(.5) How many root directory entries (max)?<text:tab/></text:p>
      <text:p text:style-name="P1"><text:tab/><text:span text:style-name="T16">512</text:span></text:p>
      <text:p text:style-name="P1">(.5) <text:s/>How many logical sectors per FAT?<text:tab/><text:tab/></text:p>
      <text:p text:style-name="P1"><text:tab/><text:span text:style-name="T16">128</text:span></text:p>
      <text:p text:style-name="P1">(.5) How many total logical sectors?<text:tab/><text:tab/></text:p>
      <text:p text:style-name="P4"><text:tab/>0x0000</text:p>
      <text:p text:style-name="P1"/>
      <text:p text:style-name="P1">Based on the number of “reserve” sectors, we can find the first FAT. Multiply the number of reserved sectors times the number of bytes in a sector, and go to the resulting address. Here, you'll see the FAT. It is structured similar to the example below, taken from the references. The blue, orange, yellow, and green groups are cluster chains.</text:p>
      <text:p text:style-name="P2"/>
      <table:table table:name="Table2" table:style-name="Table2">
        <table:table-column table:style-name="Table2.A"/>
        <table:table-column table:style-name="Table2.B" table:number-columns-repeated="2"/>
        <table:table-column table:style-name="Table2.D"/>
        <table:table-column table:style-name="Table2.B" table:number-columns-repeated="3"/>
        <table:table-column table:style-name="Table2.H"/>
        <table:table-column table:style-name="Table2.B"/>
        <table:table-column table:style-name="Table2.D"/>
        <table:table-column table:style-name="Table2.K"/>
        <table:table-column table:style-name="Table2.L"/>
        <table:table-column table:style-name="Table2.D"/>
        <table:table-column table:style-name="Table2.L" table:number-columns-repeated="2"/>
        <table:table-column table:style-name="Table2.D"/>
        <table:table-column table:style-name="Table2.Q"/>
        <table:table-row table:style-name="Table2.1">
          <table:table-cell table:style-name="Table2.A1" office:value-type="string">
            <text:p text:style-name="Table_20_Heading">Offset</text:p>
          </table:table-cell>
          <table:table-cell table:style-name="Table2.A1" office:value-type="string">
            <text:p text:style-name="Table_20_Heading">+0</text:p>
          </table:table-cell>
          <table:table-cell table:style-name="Table2.A1" office:value-type="string">
            <text:p text:style-name="Table_20_Heading">+1</text:p>
          </table:table-cell>
          <table:table-cell table:style-name="Table2.A1" office:value-type="string">
            <text:p text:style-name="Table_20_Heading">+2</text:p>
          </table:table-cell>
          <table:table-cell table:style-name="Table2.A1" office:value-type="string">
            <text:p text:style-name="Table_20_Heading">+3</text:p>
          </table:table-cell>
          <table:table-cell table:style-name="Table2.A1" office:value-type="string">
            <text:p text:style-name="Table_20_Heading">+4</text:p>
          </table:table-cell>
          <table:table-cell table:style-name="Table2.A1" office:value-type="string">
            <text:p text:style-name="Table_20_Heading">+5</text:p>
          </table:table-cell>
          <table:table-cell table:style-name="Table2.A1" office:value-type="string">
            <text:p text:style-name="Table_20_Heading">+6</text:p>
          </table:table-cell>
          <table:table-cell table:style-name="Table2.A1" office:value-type="string">
            <text:p text:style-name="Table_20_Heading">+7</text:p>
          </table:table-cell>
          <table:table-cell table:style-name="Table2.A1" office:value-type="string">
            <text:p text:style-name="Table_20_Heading">+8</text:p>
          </table:table-cell>
          <table:table-cell table:style-name="Table2.A1" office:value-type="string">
            <text:p text:style-name="Table_20_Heading">+9</text:p>
          </table:table-cell>
          <table:table-cell table:style-name="Table2.A1" office:value-type="string">
            <text:p text:style-name="Table_20_Heading">+A</text:p>
          </table:table-cell>
          <table:table-cell table:style-name="Table2.A1" office:value-type="string">
            <text:p text:style-name="Table_20_Heading">+B</text:p>
          </table:table-cell>
          <table:table-cell table:style-name="Table2.A1" office:value-type="string">
            <text:p text:style-name="Table_20_Heading">+C</text:p>
          </table:table-cell>
          <table:table-cell table:style-name="Table2.A1" office:value-type="string">
            <text:p text:style-name="Table_20_Heading">+D</text:p>
          </table:table-cell>
          <table:table-cell table:style-name="Table2.A1" office:value-type="string">
            <text:p text:style-name="Table_20_Heading">+E</text:p>
          </table:table-cell>
          <table:table-cell table:style-name="Table2.Q1" office:value-type="string">
            <text:p text:style-name="Table_20_Heading">+F</text:p>
          </table:table-cell>
        </table:table-row>
        <table:table-row table:style-name="Table2.1">
          <table:table-cell table:style-name="Table2.A1" office:value-type="string">
            <text:p text:style-name="Table_20_Heading">+0000</text:p>
          </table:table-cell>
          <table:table-cell table:style-name="Table2.B2" office:value-type="string">
            <text:p text:style-name="P29"><text:a xlink:type="simple" xlink:href="https://en.wikipedia.org/wiki/Design_of_the_FAT_file_system#CLUST_0"><text:span text:style-name="Internet_20_link"><text:span text:style-name="T11">F0</text:span></text:span></text:a></text:p>
          </table:table-cell>
          <table:table-cell table:style-name="Table2.B2" office:value-type="string">
            <text:p text:style-name="P29"><text:a xlink:type="simple" xlink:href="https://en.wikipedia.org/wiki/Design_of_the_FAT_file_system#CLUST_0"><text:span text:style-name="Internet_20_link"><text:span text:style-name="T11">FF</text:span></text:span></text:a></text:p>
          </table:table-cell>
          <table:table-cell table:style-name="Table2.D2" office:value-type="string">
            <text:p text:style-name="P29"><text:a xlink:type="simple" xlink:href="https://en.wikipedia.org/wiki/Design_of_the_FAT_file_system#CLUST_1"><text:span text:style-name="Internet_20_link"><text:span text:style-name="T11">FF</text:span></text:span></text:a></text:p>
          </table:table-cell>
          <table:table-cell table:style-name="Table2.D2" office:value-type="string">
            <text:p text:style-name="P29"><text:a xlink:type="simple" xlink:href="https://en.wikipedia.org/wiki/Design_of_the_FAT_file_system#CLUST_1"><text:span text:style-name="Internet_20_link"><text:span text:style-name="T11">FF</text:span></text:span></text:a></text:p>
          </table:table-cell>
          <table:table-cell table:style-name="Table2.F2" office:value-type="string">
            <text:p text:style-name="P29">03</text:p>
          </table:table-cell>
          <table:table-cell table:style-name="Table2.F2" office:value-type="string">
            <text:p text:style-name="P29">00</text:p>
          </table:table-cell>
          <table:table-cell table:style-name="Table2.F2" office:value-type="string">
            <text:p text:style-name="P29">04</text:p>
          </table:table-cell>
          <table:table-cell table:style-name="Table2.F2" office:value-type="string">
            <text:p text:style-name="P29">00</text:p>
          </table:table-cell>
          <table:table-cell table:style-name="Table2.F2" office:value-type="string">
            <text:p text:style-name="P29">05</text:p>
          </table:table-cell>
          <table:table-cell table:style-name="Table2.F2" office:value-type="string">
            <text:p text:style-name="P29">00</text:p>
          </table:table-cell>
          <table:table-cell table:style-name="Table2.F2" office:value-type="string">
            <text:p text:style-name="P29">06</text:p>
          </table:table-cell>
          <table:table-cell table:style-name="Table2.F2" office:value-type="string">
            <text:p text:style-name="P29">00</text:p>
          </table:table-cell>
          <table:table-cell table:style-name="Table2.F2" office:value-type="string">
            <text:p text:style-name="P29">07</text:p>
          </table:table-cell>
          <table:table-cell table:style-name="Table2.F2" office:value-type="string">
            <text:p text:style-name="P29">00</text:p>
          </table:table-cell>
          <table:table-cell table:style-name="Table2.F2" office:value-type="string">
            <text:p text:style-name="P29">08</text:p>
          </table:table-cell>
          <table:table-cell table:style-name="Table2.Q2" office:value-type="string">
            <text:p text:style-name="P29">00</text:p>
          </table:table-cell>
        </table:table-row>
        <table:table-row table:style-name="Table2.1">
          <table:table-cell table:style-name="Table2.A1" office:value-type="string">
            <text:p text:style-name="Table_20_Heading">+0010</text:p>
          </table:table-cell>
          <table:table-cell table:style-name="Table2.F2" office:value-type="string">
            <text:p text:style-name="P29"><text:a xlink:type="simple" xlink:href="https://en.wikipedia.org/wiki/Design_of_the_FAT_file_system#FAT_EOC"><text:span text:style-name="Internet_20_link"><text:span text:style-name="T11">FF</text:span></text:span></text:a></text:p>
          </table:table-cell>
          <table:table-cell table:style-name="Table2.F2" office:value-type="string">
            <text:p text:style-name="P29"><text:a xlink:type="simple" xlink:href="https://en.wikipedia.org/wiki/Design_of_the_FAT_file_system#FAT_EOC"><text:span text:style-name="Internet_20_link"><text:span text:style-name="T11">FF</text:span></text:span></text:a></text:p>
          </table:table-cell>
          <table:table-cell table:style-name="Table2.D3" office:value-type="string">
            <text:p text:style-name="P29">0A</text:p>
          </table:table-cell>
          <table:table-cell table:style-name="Table2.D3" office:value-type="string">
            <text:p text:style-name="P29">00</text:p>
          </table:table-cell>
          <table:table-cell table:style-name="Table2.D3" office:value-type="string">
            <text:p text:style-name="P29">14</text:p>
          </table:table-cell>
          <table:table-cell table:style-name="Table2.D3" office:value-type="string">
            <text:p text:style-name="P29">00</text:p>
          </table:table-cell>
          <table:table-cell table:style-name="Table2.H3" office:value-type="string">
            <text:p text:style-name="P29">0C</text:p>
          </table:table-cell>
          <table:table-cell table:style-name="Table2.H3" office:value-type="string">
            <text:p text:style-name="P29">00</text:p>
          </table:table-cell>
          <table:table-cell table:style-name="Table2.H3" office:value-type="string">
            <text:p text:style-name="P29">0D</text:p>
          </table:table-cell>
          <table:table-cell table:style-name="Table2.H3" office:value-type="string">
            <text:p text:style-name="P29">00</text:p>
          </table:table-cell>
          <table:table-cell table:style-name="Table2.H3" office:value-type="string">
            <text:p text:style-name="P29">0E</text:p>
          </table:table-cell>
          <table:table-cell table:style-name="Table2.H3" office:value-type="string">
            <text:p text:style-name="P29">00</text:p>
          </table:table-cell>
          <table:table-cell table:style-name="Table2.H3" office:value-type="string">
            <text:p text:style-name="P29">0F</text:p>
          </table:table-cell>
          <table:table-cell table:style-name="Table2.H3" office:value-type="string">
            <text:p text:style-name="P29">00</text:p>
          </table:table-cell>
          <table:table-cell table:style-name="Table2.H3" office:value-type="string">
            <text:p text:style-name="P29">10</text:p>
          </table:table-cell>
          <table:table-cell table:style-name="Table2.Q3" office:value-type="string">
            <text:p text:style-name="P29">00</text:p>
          </table:table-cell>
        </table:table-row>
        <table:table-row table:style-name="Table2.1">
          <table:table-cell table:style-name="Table2.A1" office:value-type="string">
            <text:p text:style-name="Table_20_Heading">+0020</text:p>
          </table:table-cell>
          <table:table-cell table:style-name="Table2.H3" office:value-type="string">
            <text:p text:style-name="P29">11</text:p>
          </table:table-cell>
          <table:table-cell table:style-name="Table2.H3" office:value-type="string">
            <text:p text:style-name="P29">00</text:p>
          </table:table-cell>
          <table:table-cell table:style-name="Table2.H3" office:value-type="string">
            <text:p text:style-name="P29"><text:a xlink:type="simple" xlink:href="https://en.wikipedia.org/wiki/Design_of_the_FAT_file_system#FAT_EOC"><text:span text:style-name="Internet_20_link"><text:span text:style-name="T11">FF</text:span></text:span></text:a></text:p>
          </table:table-cell>
          <table:table-cell table:style-name="Table2.H3" office:value-type="string">
            <text:p text:style-name="P29"><text:a xlink:type="simple" xlink:href="https://en.wikipedia.org/wiki/Design_of_the_FAT_file_system#FAT_EOC"><text:span text:style-name="Internet_20_link"><text:span text:style-name="T11">FF</text:span></text:span></text:a></text:p>
          </table:table-cell>
          <table:table-cell table:style-name="Table2.F4" office:value-type="string">
            <text:p text:style-name="P29">00</text:p>
          </table:table-cell>
          <table:table-cell table:style-name="Table2.G4" office:value-type="string">
            <text:p text:style-name="P29">00</text:p>
          </table:table-cell>
          <table:table-cell table:style-name="Table2.H4" office:value-type="string">
            <text:p text:style-name="P29"><text:a xlink:type="simple" xlink:href="https://en.wikipedia.org/wiki/Design_of_the_FAT_file_system#Directory_table"><text:span text:style-name="Internet_20_link"><text:span text:style-name="T11">FF</text:span></text:span></text:a></text:p>
          </table:table-cell>
          <table:table-cell table:style-name="Table2.H4" office:value-type="string">
            <text:p text:style-name="P29"><text:a xlink:type="simple" xlink:href="https://en.wikipedia.org/wiki/Design_of_the_FAT_file_system#Directory_table"><text:span text:style-name="Internet_20_link"><text:span text:style-name="T11">FF</text:span></text:span></text:a></text:p>
          </table:table-cell>
          <table:table-cell table:style-name="Table2.D3" office:value-type="string">
            <text:p text:style-name="P29">15</text:p>
          </table:table-cell>
          <table:table-cell table:style-name="Table2.D3" office:value-type="string">
            <text:p text:style-name="P29">00</text:p>
          </table:table-cell>
          <table:table-cell table:style-name="Table2.D3" office:value-type="string">
            <text:p text:style-name="P29">16</text:p>
          </table:table-cell>
          <table:table-cell table:style-name="Table2.D3" office:value-type="string">
            <text:p text:style-name="P29">00</text:p>
          </table:table-cell>
          <table:table-cell table:style-name="Table2.D3" office:value-type="string">
            <text:p text:style-name="P29">19</text:p>
          </table:table-cell>
          <table:table-cell table:style-name="Table2.D3" office:value-type="string">
            <text:p text:style-name="P29">00</text:p>
          </table:table-cell>
          <table:table-cell table:style-name="Table2.P4" office:value-type="string">
            <text:p text:style-name="P29"><text:a xlink:type="simple" xlink:href="https://en.wikipedia.org/wiki/Design_of_the_FAT_file_system#BAD_CLUST"><text:span text:style-name="Internet_20_link"><text:span text:style-name="T11">F7</text:span></text:span></text:a></text:p>
          </table:table-cell>
          <table:table-cell table:style-name="Table2.Q4" office:value-type="string">
            <text:p text:style-name="P29"><text:a xlink:type="simple" xlink:href="https://en.wikipedia.org/wiki/Design_of_the_FAT_file_system#BAD_CLUST"><text:span text:style-name="Internet_20_link"><text:span text:style-name="T11">FF</text:span></text:span></text:a></text:p>
          </table:table-cell>
        </table:table-row>
        <table:table-row table:style-name="Table2.1">
          <table:table-cell table:style-name="Table2.A1" office:value-type="string">
            <text:p text:style-name="Table_20_Heading">+0030</text:p>
          </table:table-cell>
          <table:table-cell table:style-name="Table2.P4" office:value-type="string">
            <text:p text:style-name="P29"><text:a xlink:type="simple" xlink:href="https://en.wikipedia.org/wiki/Design_of_the_FAT_file_system#BAD_CLUST"><text:span text:style-name="Internet_20_link"><text:span text:style-name="T11">F7</text:span></text:span></text:a></text:p>
          </table:table-cell>
          <table:table-cell table:style-name="Table2.P4" office:value-type="string">
            <text:p text:style-name="P29"><text:a xlink:type="simple" xlink:href="https://en.wikipedia.org/wiki/Design_of_the_FAT_file_system#BAD_CLUST"><text:span text:style-name="Internet_20_link"><text:span text:style-name="T11">FF</text:span></text:span></text:a></text:p>
          </table:table-cell>
          <table:table-cell table:style-name="Table2.D3" office:value-type="string">
            <text:p text:style-name="P29">1A</text:p>
          </table:table-cell>
          <table:table-cell table:style-name="Table2.D3" office:value-type="string">
            <text:p text:style-name="P29">00</text:p>
          </table:table-cell>
          <table:table-cell table:style-name="Table2.D3" office:value-type="string">
            <text:p text:style-name="P29"><text:a xlink:type="simple" xlink:href="https://en.wikipedia.org/wiki/Design_of_the_FAT_file_system#FAT_EOC"><text:span text:style-name="Internet_20_link"><text:span text:style-name="T11">FF</text:span></text:span></text:a></text:p>
          </table:table-cell>
          <table:table-cell table:style-name="Table2.D3" office:value-type="string">
            <text:p text:style-name="P29"><text:a xlink:type="simple" xlink:href="https://en.wikipedia.org/wiki/Design_of_the_FAT_file_system#FAT_EOC"><text:span text:style-name="Internet_20_link"><text:span text:style-name="T11">FF</text:span></text:span></text:a></text:p>
          </table:table-cell>
          <table:table-cell table:style-name="Table2.H5" office:value-type="string">
            <text:p text:style-name="P29">00</text:p>
          </table:table-cell>
          <table:table-cell table:style-name="Table2.I5" office:value-type="string">
            <text:p text:style-name="P29">00</text:p>
          </table:table-cell>
          <table:table-cell table:style-name="Table2.J5" office:value-type="string">
            <text:p text:style-name="P29">00</text:p>
          </table:table-cell>
          <table:table-cell table:style-name="Table2.K5" office:value-type="string">
            <text:p text:style-name="P29">00</text:p>
          </table:table-cell>
          <table:table-cell table:style-name="Table2.P4" office:value-type="string">
            <text:p text:style-name="P29"><text:a xlink:type="simple" xlink:href="https://en.wikipedia.org/wiki/Design_of_the_FAT_file_system#BAD_CLUST"><text:span text:style-name="Internet_20_link"><text:span text:style-name="T11">F7</text:span></text:span></text:a></text:p>
          </table:table-cell>
          <table:table-cell table:style-name="Table2.P4" office:value-type="string">
            <text:p text:style-name="P29"><text:a xlink:type="simple" xlink:href="https://en.wikipedia.org/wiki/Design_of_the_FAT_file_system#BAD_CLUST"><text:span text:style-name="Internet_20_link"><text:span text:style-name="T11">FF</text:span></text:span></text:a></text:p>
          </table:table-cell>
          <table:table-cell table:style-name="Table2.N5" office:value-type="string">
            <text:p text:style-name="P29">00</text:p>
          </table:table-cell>
          <table:table-cell table:style-name="Table2.O5" office:value-type="string">
            <text:p text:style-name="P29">00</text:p>
          </table:table-cell>
          <table:table-cell table:style-name="Table2.P5" office:value-type="string">
            <text:p text:style-name="P29">00</text:p>
          </table:table-cell>
          <table:table-cell table:style-name="Table2.Q5" office:value-type="string">
            <text:p text:style-name="P29">00</text:p>
          </table:table-cell>
        </table:table-row>
      </table:table>
      <text:p text:style-name="P21"/>
      <text:p text:style-name="P22"><text:span text:style-name="T12">End of chain indicator / maintenance flags (in reserved cluster </text:span><text:a xlink:type="simple" xlink:href="https://en.wikipedia.org/wiki/Design_of_the_FAT_file_system#CLUST_1"><text:span text:style-name="Internet_20_link"><text:span text:style-name="T11">#1</text:span></text:span></text:a><text:span text:style-name="T12">)</text:span></text:p>
      <text:p text:style-name="P23">chain (7 clusters) : #3, #4, #5, #6, #7, #8)</text:p>
      <text:p text:style-name="P24">chain (7 clusters) : #A, #14, #15, #16, #19, #1A)</text:p>
      <text:p text:style-name="P25">chain (7 clusters) : #C, #D, #E, #F, #10, #11)</text:p>
      <text:p text:style-name="P26">Empty clusters are white (00)</text:p>
      <text:p text:style-name="P27">chain (1 cluster) for a sub-directory : #23</text:p>
      <text:p text:style-name="P28">Bad clusters : #2E, #30, #3A</text:p>
      <text:p text:style-name="P21"/>
      <text:p text:style-name="P1"/>
      <text:p text:style-name="P20">Note the FAT in our image begins F8 FF FF FF 00 00 instead of F0 FF FF FF (there are some small variations among the different FAT formats). <text:s/>After the opening bytes, you should see a sequence of allocated clusters. These are cluster chains, as in the example above. Each cluster number is 2 bytes, little-endian. The cluster chain is terminated with FF FF. <text:s/>(When viewing these, note that a hex editor may display ASCII characters on the right, when the cluster numbers happen to be in the printable ASCII range. Ignore this.)</text:p>
      <text:p text:style-name="P1"/>
      <text:p text:style-name="P1"/>
      <text:p text:style-name="P1">(2) What are the start and end cluster numbers in the first cluster chain?<text:tab/></text:p>
      <text:p text:style-name="P5"><text:tab/><text:tab/>0x00 and 0x26</text:p>
      <text:p text:style-name="P1">The second cluster chain? <text:tab/></text:p>
      <text:p text:style-name="P1"><text:tab/><text:tab/><text:span text:style-name="T17">0x28 and 0x6B</text:span></text:p>
      <text:p text:style-name="P1">The third?<text:tab/><text:tab/><text:tab/></text:p>
      <text:p text:style-name="P1"><text:tab/><text:tab/><text:span text:style-name="T17">0x6D and 0xAF</text:span></text:p>
      <text:p text:style-name="P1">The fourth?<text:tab/><text:tab/><text:tab/></text:p>
      <text:p text:style-name="P1"><text:tab/><text:tab/><text:span text:style-name="T17">0xB1 and 0xFB</text:span></text:p>
      <text:p text:style-name="P1">(1) Based on what we know from above, what is the size of a cluster, in bytes, in our image? Give both decimal and hex answers.</text:p>
      <text:p text:style-name="P1"/>
      <text:p text:style-name="P6">0x800</text:p>
      <text:p text:style-name="P6">2048 bytes. </text:p>
      <text:p text:style-name="P1"/>
      <text:p text:style-name="P1">(1) Note there is a second FAT at address 0x10200. Navigate to it to confirm it has the same cluster chains as the original FAT. Divide the second FAT's start address by the number of bytes in a sector (hex calculator suggested) – what sector number is this give you?</text:p>
      <text:p text:style-name="P1"/>
      <text:p text:style-name="P16">0x81 </text:p>
      <text:p text:style-name="P1"/>
      <text:p text:style-name="Standard"><text:span text:style-name="T3">The root directory in our image lives at sector 0x101. Multiply this times the number of bytes in a sector to get the root directory address: <text:s/></text:span><text:span text:style-name="T13"><text:s/></text:span></text:p>
      <text:p text:style-name="P1"/>
      <text:p text:style-name="P1">Navigate to the root directory address in the hex editor. Just by viewing the hex editor and referencing the table below, what are the directory contents? List all entries below the table. Disregard file attributes, security, access time, etc. -- just the entry filenames only.</text:p>
      <text:p text:style-name="P1"/>
      <text:p text:style-name="P1">Directory Entry</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Table_20_Heading">Byte Offset</text:p>
          </table:table-cell>
          <table:table-cell table:style-name="Table3.A1" office:value-type="string">
            <text:p text:style-name="Table_20_Heading">Length (bytes)</text:p>
          </table:table-cell>
          <table:table-cell table:style-name="Table3.C1" office:value-type="string">
            <text:p text:style-name="Table_20_Heading">Description</text:p>
          </table:table-cell>
        </table:table-row>
        <table:table-row table:style-name="Table3.1">
          <table:table-cell table:style-name="Table3.A2" office:value-type="string">
            <text:p text:style-name="P14">0x00</text:p>
          </table:table-cell>
          <table:table-cell table:style-name="Table3.B2" office:value-type="string">
            <text:p text:style-name="P14">8</text:p>
          </table:table-cell>
          <table:table-cell table:style-name="Table3.C2" office:value-type="string">
            <text:p text:style-name="Standard"><text:bookmark text:name="DIR_OFS_00h"/>Short file name (padded with spaces)</text:p>
          </table:table-cell>
        </table:table-row>
        <table:table-row table:style-name="Table3.1">
          <table:table-cell table:style-name="Table3.A3" office:value-type="string">
            <text:p text:style-name="P29">0x08</text:p>
          </table:table-cell>
          <table:table-cell table:style-name="Table3.B3" office:value-type="string">
            <text:p text:style-name="P29">3</text:p>
          </table:table-cell>
          <table:table-cell table:style-name="Table3.C3" office:value-type="string">
            <text:p text:style-name="Table_20_Contents"><text:bookmark text:name="DIR_OFS_08h"/>Short file extension (padded with spaces)</text:p>
          </table:table-cell>
        </table:table-row>
        <table:table-row table:style-name="Table3.1">
          <table:table-cell table:style-name="Table3.A4" office:value-type="string">
            <text:p text:style-name="P29">0x16</text:p>
          </table:table-cell>
          <table:table-cell table:style-name="Table3.B4" office:value-type="string">
            <text:p text:style-name="P29">2</text:p>
          </table:table-cell>
          <table:table-cell table:style-name="Table3.C4" office:value-type="string">
            <text:list xml:id="list380659856708667598" text:style-name="WW8Num3">
              <text:list-item>
                <text:p text:style-name="P37"><text:bookmark text:name="DIR_OFS_16h"/>Last modified time</text:p>
              </text:list-item>
            </text:list>
          </table:table-cell>
        </table:table-row>
        <table:table-row table:style-name="Table3.1">
          <table:table-cell table:style-name="Table3.A5" office:value-type="string">
            <text:p text:style-name="P14">0x18</text:p>
          </table:table-cell>
          <table:table-cell table:style-name="Table3.B5" office:value-type="string">
            <text:p text:style-name="P14">2</text:p>
          </table:table-cell>
          <table:table-cell table:style-name="Table3.C5" office:value-type="string">
            <text:list xml:id="list4692415691720940930" text:style-name="WW8Num4">
              <text:list-item>
                <text:p text:style-name="P31"><text:bookmark text:name="DIR_OFS_18h"/>Last modified date</text:p>
              </text:list-item>
            </text:list>
          </table:table-cell>
        </table:table-row>
        <table:table-row table:style-name="Table3.1">
          <table:table-cell table:style-name="Table3.A6" office:value-type="string">
            <text:p text:style-name="P14">0x1A</text:p>
          </table:table-cell>
          <table:table-cell table:style-name="Table3.B6" office:value-type="string">
            <text:p text:style-name="P14">2</text:p>
          </table:table-cell>
          <table:table-cell table:style-name="Table3.C6" office:value-type="string">
            <text:p text:style-name="Standard"><text:bookmark text:name="DIR_OFS_1Ah"/>Start of file in clusters.</text:p>
          </table:table-cell>
        </table:table-row>
        <table:table-row table:style-name="Table3.1">
          <table:table-cell table:style-name="Table3.A7" office:value-type="string">
            <text:p text:style-name="P14">0x1C</text:p>
          </table:table-cell>
          <table:table-cell table:style-name="Table3.B7" office:value-type="string">
            <text:p text:style-name="P14">4</text:p>
          </table:table-cell>
          <table:table-cell table:style-name="Table3.C7" office:value-type="string">
            <text:p text:style-name="Standard"><text:bookmark text:name="DIR_OFS_1Ch"/>File size in bytes. </text:p>
          </table:table-cell>
        </table:table-row>
      </table:table>
      <text:p text:style-name="P9">Derived from: https://en.wikipedia.org/wiki/Design_of_the_FAT_file_system</text:p>
      <text:p text:style-name="P1"/>
      <text:p text:style-name="P1">(2)</text:p>
      <text:p text:style-name="P1"/>
      <text:p text:style-name="P16">CAT1, CAT2, CAT3, CAT4 and SECRET</text:p>
      <text:p text:style-name="P1"/>
      <text:p text:style-name="P1"/>
      <text:p text:style-name="P19"><text:span text:style-name="T3">Take a look at the first file in the list. You will see the filename in lowercase and uppercase; use the start of the uppercase filename as a reference. In this case, offset </text:span><text:span text:style-name="T7">0x1A</text:span><text:span text:style-name="T3"> from the start of the CAT1.JPG entry gives us a 2-byte value of </text:span><text:span text:style-name="T7">03 00</text:span><text:span text:style-name="T3">, which in little-endian means the file begins at cluster </text:span><text:span text:style-name="T7">0x0003</text:span><text:span text:style-name="T3">. For each of the other entries, list its starting cluster, according to the directory.</text:span></text:p>
      <text:p text:style-name="P1"/>
      <text:p text:style-name="P1">(1)</text:p>
      <text:p text:style-name="P1"/>
      <text:p text:style-name="P8">File<text:tab/><text:tab/>Cluster</text:p>
      <text:p text:style-name="P17">cat1.jpg<text:tab/><text:tab/>0x0003</text:p>
      <text:p text:style-name="P32">cat2.jpg<text:tab/><text:tab/>0x0027</text:p>
      <text:p text:style-name="P33">cat3.png <text:s text:c="20"/>0x006C</text:p>
      <text:p text:style-name="P33">cat4.png <text:s text:c="20"/>0x00B0</text:p>
      <text:p text:style-name="P33">secret <text:s text:c="24"/>0x00FC</text:p>
      <text:p text:style-name="P15"/>
      <text:p text:style-name="P15"/>
      <text:p text:style-name="P1"/>
      <text:p text:style-name="P1">Note: these numbers will differ by one from the first cluster in each of the block chain clusters, found above, since these are relative to the first data cluster. </text:p>
      <text:p text:style-name="P1"/>
      <text:p text:style-name="P1">In order to convert the clusters to sectors, we multiply by sectors per cluster (4). Then, in order to compute the sector number, we add in the offset of the first data sector (after the reserved area and FATs). Finally, to get the file's starting address, we multiply the sector by the number of bytes in a sector. Complete the table below, following the example:</text:p>
      <text:p text:style-name="P1"/>
      <text:p text:style-name="P1">(3)</text:p>
      <text:p text:style-name="P1"><text:tab/><text:tab/>(chain)<text:tab/><text:tab/>(cluster * 4)<text:tab/><text:tab/>(sector + 0x119)<text:tab/>(real sector * 0x200)</text:p>
      <text:p text:style-name="P8">file<text:tab/><text:tab/>cluster<text:tab/><text:tab/>sector<text:tab/>num.<text:tab/><text:tab/>real sector<text:tab/><text:tab/>address</text:p>
      <text:p text:style-name="P1">cat1.jpg<text:tab/><text:tab/>0x0003<text:tab/><text:tab/>0x000C<text:tab/><text:tab/><text:tab/>0x0125<text:tab/><text:tab/>0x24A00</text:p>
      <text:p text:style-name="P35">cat2.jpg <text:s text:c="20"/>0x0027<text:tab/><text:tab/>0x9C<text:tab/><text:tab/><text:tab/><text:tab/>0x1B5<text:tab/><text:tab/><text:tab/></text:p>
      <text:p text:style-name="P15"><text:tab/><text:span text:style-name="T18">0x36A00</text:span></text:p>
      <text:p text:style-name="P33">cat3.png <text:s text:c="19"/>0x006C<text:tab/><text:tab/>0x1B0<text:tab/><text:tab/><text:tab/><text:tab/>0x2C9</text:p>
      <text:p text:style-name="P15"><text:tab/><text:span text:style-name="T18">0x59200</text:span></text:p>
      <text:p text:style-name="P33">cat4.png<text:tab/><text:tab/>0x00B0<text:tab/><text:tab/>0x2C0<text:tab/><text:tab/><text:tab/><text:tab/>0x3D9</text:p>
      <text:p text:style-name="P15"><text:tab/><text:span text:style-name="T18">0x7B200</text:span></text:p>
      <text:p text:style-name="P35">secret<text:tab/><text:tab/><text:tab/>0x00FC<text:tab/><text:tab/>0x3F0<text:tab/><text:tab/><text:tab/><text:tab/>0x509</text:p>
      <text:p text:style-name="P1"><text:tab/><text:span text:style-name="T18">0xA1200</text:span></text:p>
      <text:p text:style-name="P1"/>
      <text:p text:style-name="Standard"><text:span text:style-name="T3">(+2) <text:s/>Bonus question: extract the gpg-encrypted file (in the folder </text:span><text:span text:style-name="T8">secret</text:span><text:span text:style-name="T3">) and its password, then decrypt. Paste the output of your decryption operation below: <text:s/></text:span></text:p>
      <text:p text:style-name="P1"/>
      <text:p text:style-name="P36">Four score and seven years ago our fathers brought forth on this continent a new nation, conceived in liberty, and dedicated to the proposition that all men are created equal.</text:p>
      <text:p text:style-name="P36">Now we are engaged in a great civil war, testing whether that nation, or any nation so conceived and so dedicated, can long endure. We are met on a great battlefield of that war. We have come to dedicate a portion of that field, as a final resting place for those who here gave their lives that that nation might live. It is altogether fitting and proper that we should do this.</text:p>
      <text:p text:style-name="P36">But, in a larger sense, we can not dedicate, we can not consecrate, we can not hallow this ground. The brave men, living and dead, who struggled here, have consecrated it, far above our poor power to add or detract. The world will little note, nor long remember what we say here, but it can never forget what they did here. It is for us the living, rather, to be dedicated here to the unfinished work which they who fought here have thus far so nobly advanced. It is rather for us to be here dedicated to the great task remaining before us—that from these honored dead we take increased devotion to that cause for which they gave the last full measure of devotion—that we here highly resolve that these dead shall not have died in vain—that this nation, under God, shall have a new birth of freedom—and that government of the people, by the people, for the people, shall not perish from the earth.</text:p>
      <text:p text:style-name="Standard"/>
      <text:p text:style-name="P20"/>
      <text:p text:style-name="P10">Python Quick Intro/refresher (5)</text:p>
      <text:p text:style-name="P1"/>
      <text:p text:style-name="P1">So, maybe you've never programmed using Python before, or maybe just a little bit. Use this exercise as a quick introduction or refresher. We'll use a little bit of Python in the scheduling lab, <text:s/>so use this activity to get familiar with Python syntax, loops, arrays (lists), file read/write, and conditionals.</text:p>
      <text:p text:style-name="P1"/>
      <text:p text:style-name="P1">- Read the following Python tutorial sections:</text:p>
      <text:p text:style-name="P1"/>
      <text:p text:style-name="P1"><text:tab/>https://docs.python.org/3/tutorial/<text:tab/>sections 1, 2, 3, 4.1-6, 5.1</text:p>
      <text:p text:style-name="P1"/>
      <text:p text:style-name="Standard"><text:span text:style-name="T3">(1) Create a Python program that prints 100 random numbers , each an integer between 1 and 1000, to a file, with a single space between each. Name this file </text:span><text:span text:style-name="T7">counter.py</text:span><text:span text:style-name="T3">. The output should be called </text:span><text:span text:style-name="T8">numbers.txt.</text:span></text:p>
      <text:p text:style-name="P1"/>
      <text:p text:style-name="P1">(2) Create four Python functions that take as input a list, and return, respectively:</text:p>
      <text:p text:style-name="P1">- The maximum-value element </text:p>
      <text:p text:style-name="P1">- The minimum-value element </text:p>
      <text:p text:style-name="P1">- The average value of all elements</text:p>
      <text:p text:style-name="P1">- The median value of all elements</text:p>
      <text:p text:style-name="Standard"><text:span text:style-name="T3">Test all these functions, in a file called </text:span><text:span text:style-name="T8">functions.py</text:span><text:span text:style-name="T3">, against your </text:span><text:span text:style-name="T8">numbers.txt</text:span><text:span text:style-name="T3"> file. <text:s/>Name your output </text:span><text:span text:style-name="T8">functions.txt</text:span><text:span text:style-name="T3">.</text:span></text:p>
      <text:p text:style-name="P1"/>
      <text:p text:style-name="Standard"><text:span text:style-name="T3">(2) Create a Python file that reads in </text:span><text:span text:style-name="T7">numbers.txt</text:span><text:span text:style-name="T3"> and outputs the numbers in reverse order. The new output file should be called </text:span><text:span text:style-name="T7">reverse.txt</text:span><text:span text:style-name="T3">, and the program should be called </text:span><text:span text:style-name="T7">reverse.py.</text:span></text:p>
      <text:p text:style-name="P1"/>
      <text:p text:style-name="P1"/>
      <text:p text:style-name="Standard"><text:span text:style-name="T2">Submission</text:span><text:span text:style-name="T3"> – online site, as <text:s/></text:span><text:span text:style-name="T7">ic411_lab7</text:span></text:p>
      <text:p text:style-name="P12">counter.py</text:p>
      <text:p text:style-name="P13">functions.py</text:p>
      <text:p text:style-name="P12">reverse.py</text:p>
      <text:p text:style-name="P1"/>
      <text:p text:style-name="P8"/>
      <text:p text:style-name="P8"/>
      <text:p text:style-name="P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Arial Unicode MS'" style:font-charset="x-symbol"/>
    <style:font-face style:name="sans-serif" svg:font-family="sans-serif, Arial"/>
    <style:font-face style:name="FreeSans1" svg:font-family="FreeSans" style:font-family-generic="roman"/>
    <style:font-face style:name="Cambria" svg:font-family="Cambria" style:font-pitch="variable"/>
    <style:font-face style:name="Courier New" svg:font-family="'Courier New'" style:font-pitch="variable"/>
    <style:font-face style:name="Symbol" svg:font-family="Symbol"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complex="FreeSans1" style:font-family-complex="FreeSans" style:font-family-generic-complex="roman"/>
    </style:style>
    <style:style style:name="Caption" style:family="paragraph" style:parent-style-name="Standard" style:class="extra">
      <style:paragraph-properties fo:margin-top="0.0835in" fo:margin-bottom="0.0835in" style:contextual-spacing="false" text:number-lines="false" text:line-number="0"/>
    </style:style>
    <style:style style:name="Index" style:family="paragraph" style:parent-style-name="Standard" style:class="index">
      <style:paragraph-properties text:number-lines="false" text:line-number="0"/>
      <style:text-properties style:font-name-complex="FreeSans1" style:font-family-complex="FreeSans" style:font-family-generic-complex="roman"/>
    </style:style>
    <style:style style:name="Heading_20_1" style:display-name="Heading 1" style:family="paragraph" style:parent-style-name="Heading" style:next-style-name="Text_20_body" style:default-outline-level="1" style:list-style-name="WW8Num2" style:class="text">
      <style:paragraph-properties fo:margin-top="0.1665in" fo:margin-bottom="0.0835in" style:contextual-spacing="false"/>
    </style:style>
    <style:style style:name="Heading_20_2" style:display-name="Heading 2" style:family="paragraph" style:parent-style-name="Heading" style:next-style-name="Text_20_body" style:default-outline-level="2" style:list-style-name="WW8Num2" style:class="text">
      <style:paragraph-properties fo:margin-top="0.139in" fo:margin-bottom="0.0835in" style:contextual-spacing="false"/>
    </style:style>
    <style:style style:name="Heading_20_3" style:display-name="Heading 3" style:family="paragraph" style:parent-style-name="Heading" style:next-style-name="Text_20_body" style:default-outline-level="3" style:list-style-name="WW8Num2" style:class="text">
      <style:paragraph-properties fo:margin-top="0.0972in" fo:margin-bottom="0.0835in" style:contextual-spacing="false"/>
    </style:style>
    <style:style style:name="Normal_20__28_Web_29_" style:display-name="Normal (Web)" style:family="paragraph">
      <style:paragraph-properties fo:margin-top="0.0693in" fo:margin-bottom="0.0693in" style:contextual-spacing="false" fo:orphans="2" fo:widows="2" fo:hyphenation-ladder-count="no-limit"/>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pitch="variable" style:font-name-complex="OpenSymbol" style:font-family-complex="OpenSymbol, 'Arial Unicode MS'" style:font-charset-complex="x-symbol"/>
    </style:style>
    <style:style style:name="WW8Num4z0" style:family="text">
      <style:text-properties style:font-name="Symbol" fo:font-family="Symbol" style:font-pitch="variable" style:font-name-complex="OpenSymbol" style:font-family-complex="OpenSymbol, 'Arial Unicode MS'" style:font-charset-complex="x-symbol"/>
    </style:style>
    <style:style style:name="Default_20_Paragraph_20_Font" style:display-name="Default Paragraph Font" style:family="text"/>
    <style:style style:name="WW-Default_20_Paragraph_20_Font" style:display-name="WW-Default Paragraph Font" style:family="text"/>
    <style:style style:name="WW-Default_20_Paragraph_20_Font1" style:display-name="WW-Default Paragraph Font1" style:family="text"/>
    <style:style style:name="WW-Default_20_Paragraph_20_Font11" style:display-name="WW-Default Paragraph Font11" style:family="text"/>
    <style:style style:name="ListLabel_20_1" style:display-name="ListLabel 1"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ListLabel_20_2" style:display-name="ListLabel 2" style:family="text">
      <style:text-properties style:font-name="Liberation Serif1" fo:font-family="'Liberation Serif', 'Times New Roman'" style:font-family-generic="roman" style:font-pitch="variable" style:font-name-complex="Times New Roman" style:font-family-complex="'Times New Roman'" style:font-family-generic-complex="roman" style:font-pitch-complex="variable"/>
    </style:style>
    <style:style style:name="Internet_20_link" style:display-name="Internet link" style:family="text"/>
    <style:style style:name="Visited_20_Internet_20_Link" style:display-name="Visited Internet Link" style:family="text"/>
    <style:style style:name="Teletype" style:family="text"/>
    <style:style style:name="Bullet_20_Symbols" style:display-name="Bullet Symbols" style:family="text"/>
    <style:style style:name="Source_20_Text" style:display-name="Source Text"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2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2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2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2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2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2z5" style:num-format="">
        <style:list-level-properties text:list-level-position-and-space-mode="label-alignment">
          <style:list-level-label-alignment text:label-followed-by="nothing" fo:text-indent="-0.8in" fo:margin-left="0.8in"/>
        </style:list-level-properties>
      </text:outline-level-style>
      <text:outline-level-style text:level="7" text:style-name="WW8Num2z6" style:num-format="">
        <style:list-level-properties text:list-level-position-and-space-mode="label-alignment">
          <style:list-level-label-alignment text:label-followed-by="nothing" fo:text-indent="-0.9in" fo:margin-left="0.9in"/>
        </style:list-level-properties>
      </text:outline-level-style>
      <text:outline-level-style text:level="8" text:style-name="WW8Num2z7" style:num-format="">
        <style:list-level-properties text:list-level-position-and-space-mode="label-alignment">
          <style:list-level-label-alignment text:label-followed-by="nothing" fo:text-indent="-1in" fo:margin-left="1in"/>
        </style:list-level-properties>
      </text:outline-level-style>
      <text:outline-level-style text:level="9" text:style-name="WW8Num2z8"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2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2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fo:text-indent="-0.1965in"/>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fo:text-indent="-0.1965in"/>
        </style:list-level-properties>
        <style:text-properties style:font-name="Symbol"/>
      </text:list-level-style-bullet>
      <text:list-level-style-bullet text:level="2" text:style-name="WW8Num4z0"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WW8Num4z0"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WW8Num4z0"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WW8Num4z0"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WW8Num4z0"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WW8Num4z0"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WW8Num4z0"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WW8Num4z0"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Bilzor</meta:initial-creator>
    <meta:creation-date>2016-04-05T21:40:00</meta:creation-date>
    <dc:date>2016-04-15T20:58:15.295884400</dc:date>
    <meta:editing-cycles>6</meta:editing-cycles>
    <meta:editing-duration>PT1M</meta:editing-duration>
    <meta:generator>LibreOffice/4.2.8.2$Linux_X86_64 LibreOffice_project/420m0$Build-2</meta:generator>
    <meta:document-statistic meta:table-count="3" meta:image-count="0" meta:object-count="0" meta:page-count="5" meta:paragraph-count="262" meta:word-count="1589" meta:character-count="9176" meta:non-whitespace-character-count="7612"/>
  </office:meta>
</office:document-meta>
</file>